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a3ac8" style:font-weight-asian="bold" style:font-weight-complex="bold"/>
    </style:style>
    <style:style style:name="P12" style:family="paragraph" style:parent-style-name="Standard">
      <style:text-properties fo:font-weight="bold" officeooo:paragraph-rsid="001f9092" style:font-weight-asian="bold" style:font-weight-complex="bold"/>
    </style:style>
    <style:style style:name="P13" style:family="paragraph" style:parent-style-name="Standard">
      <style:text-properties fo:font-weight="bold" officeooo:paragraph-rsid="001fffd8" style:font-weight-asian="bold" style:font-weight-complex="bold"/>
    </style:style>
    <style:style style:name="P14" style:family="paragraph" style:parent-style-name="Standard">
      <style:text-properties fo:font-weight="bold" officeooo:paragraph-rsid="00240fff" style:font-weight-asian="bold" style:font-weight-complex="bold"/>
    </style:style>
    <style:style style:name="P15" style:family="paragraph" style:parent-style-name="Standard">
      <style:text-properties fo:font-weight="bold" officeooo:paragraph-rsid="00245f5a" style:font-weight-asian="bold" style:font-weight-complex="bold"/>
    </style:style>
    <style:style style:name="P16" style:family="paragraph" style:parent-style-name="Standard">
      <style:text-properties fo:font-weight="bold" officeooo:paragraph-rsid="00271773" style:font-weight-asian="bold" style:font-weight-complex="bold"/>
    </style:style>
    <style:style style:name="P17" style:family="paragraph" style:parent-style-name="Standard">
      <style:text-properties fo:font-weight="bold" officeooo:paragraph-rsid="0027e69f" style:font-weight-asian="bold" style:font-weight-complex="bold"/>
    </style:style>
    <style:style style:name="P18" style:family="paragraph" style:parent-style-name="Standard">
      <style:paragraph-properties style:snap-to-layout-grid="false"/>
      <style:text-properties fo:language="en" fo:country="GB"/>
    </style:style>
    <style:style style:name="P1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style:text-autospace="none"/>
      <style:text-properties fo:font-size="10pt" officeooo:paragraph-rsid="0027e69f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weight="normal" officeooo:paragraph-rsid="0013908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paragraph-rsid="001a3ac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257c6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27e69f" style:font-weight-asian="normal" style:font-weight-complex="normal"/>
    </style:style>
    <style:style style:name="P25" style:family="paragraph" style:parent-style-name="Standard">
      <style:text-properties fo:font-weight="normal" officeooo:rsid="0029c95e" officeooo:paragraph-rsid="001a3ac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9c95e" officeooo:paragraph-rsid="0022b54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9c95e" officeooo:paragraph-rsid="0027e69f" style:font-weight-asian="normal" style:font-weight-complex="normal"/>
    </style:style>
    <style:style style:name="P28" style:family="paragraph" style:parent-style-name="Standard">
      <style:text-properties fo:font-weight="normal" officeooo:rsid="0029c95e" officeooo:paragraph-rsid="0022b54c" style:font-weight-asian="normal" style:font-weight-complex="normal"/>
    </style:style>
    <style:style style:name="P29" style:family="paragraph" style:parent-style-name="Standard">
      <style:text-properties fo:font-weight="normal" officeooo:rsid="0029c95e" officeooo:paragraph-rsid="0027e69f" style:font-weight-asian="normal" style:font-weight-complex="normal"/>
    </style:style>
    <style:style style:name="P30" style:family="paragraph" style:parent-style-name="Standard">
      <style:text-properties fo:font-weight="normal" officeooo:rsid="0029c95e" officeooo:paragraph-rsid="0027177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63e2c" officeooo:paragraph-rsid="001a3ac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63e2c" officeooo:paragraph-rsid="001f909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63e2c" officeooo:paragraph-rsid="0027e69f" style:font-weight-asian="normal" style:font-weight-complex="normal"/>
    </style:style>
    <style:style style:name="P34" style:family="paragraph" style:parent-style-name="Standard">
      <style:text-properties fo:font-weight="normal" officeooo:paragraph-rsid="00257c6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6681b" officeooo:paragraph-rsid="0026681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6681b" officeooo:paragraph-rsid="0027e69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6681b" officeooo:paragraph-rsid="002880d3" style:font-weight-asian="normal" style:font-weight-complex="normal"/>
    </style:style>
    <style:style style:name="P38" style:family="paragraph" style:parent-style-name="Standard">
      <style:text-properties fo:font-weight="normal" officeooo:paragraph-rsid="0027e69f" style:font-weight-asian="normal" style:font-weight-complex="normal"/>
    </style:style>
    <style:style style:name="P39" style:family="paragraph" style:parent-style-name="Standard">
      <style:text-properties fo:font-weight="normal" officeooo:rsid="00271773" officeooo:paragraph-rsid="00271773" style:font-weight-asian="normal" style:font-weight-complex="normal"/>
    </style:style>
    <style:style style:name="P40" style:family="paragraph" style:parent-style-name="Standard">
      <style:text-properties fo:font-weight="normal" officeooo:rsid="00271773" officeooo:paragraph-rsid="0027e69f" style:font-weight-asian="normal" style:font-weight-complex="normal"/>
    </style:style>
    <style:style style:name="P41" style:family="paragraph" style:parent-style-name="Standard">
      <style:text-properties officeooo:paragraph-rsid="0016b160"/>
    </style:style>
    <style:style style:name="P42" style:family="paragraph" style:parent-style-name="Standard">
      <style:text-properties officeooo:paragraph-rsid="0018aaa7"/>
    </style:style>
    <style:style style:name="P43" style:family="paragraph" style:parent-style-name="Standard">
      <style:text-properties style:font-name="LiberationSans" fo:font-size="10pt" fo:font-weight="normal" style:font-size-asian="10p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1a3ac8" style:font-size-asian="10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1f9092" style:font-size-asian="10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27e69f" style:font-size-asian="10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1a3ac8" style:font-size-asian="10pt" style:font-weight-asian="normal" style:font-weight-complex="normal"/>
    </style:style>
    <style:style style:name="P48" style:family="paragraph" style:parent-style-name="Standard">
      <style:text-properties style:font-name="LiberationSans" fo:font-size="10pt" fo:font-weight="normal" officeooo:rsid="0011a32e" officeooo:paragraph-rsid="0016b160" style:font-size-asian="10pt" style:font-weight-asian="normal" style:font-weight-complex="normal"/>
    </style:style>
    <style:style style:name="P49" style:family="paragraph" style:parent-style-name="Standard">
      <style:text-properties style:font-name="LiberationSans" fo:font-size="10pt" fo:font-weight="normal" officeooo:rsid="0011a32e" officeooo:paragraph-rsid="0018aaa7" style:font-size-asian="10pt" style:font-weight-asian="normal" style:font-weight-complex="normal"/>
    </style:style>
    <style:style style:name="P50" style:family="paragraph" style:parent-style-name="Standard">
      <style:text-properties style:font-name="LiberationSans" fo:font-size="10pt" fo:font-weight="normal" officeooo:rsid="0011a32e" officeooo:paragraph-rsid="00240fff" style:font-size-asian="10pt" style:font-weight-asian="normal" style:font-weight-complex="normal"/>
    </style:style>
    <style:style style:name="P51" style:family="paragraph" style:parent-style-name="Standard">
      <style:text-properties style:font-name="LiberationSans" fo:font-size="10pt" fo:font-weight="normal" officeooo:rsid="0011a32e" officeooo:paragraph-rsid="0027e69f" style:font-size-asian="10pt" style:font-weight-asian="normal" style:font-weight-complex="normal"/>
    </style:style>
    <style:style style:name="P52" style:family="paragraph" style:parent-style-name="Standard">
      <style:text-properties style:font-name="LiberationSans" fo:font-size="10pt" fo:font-weight="normal" officeooo:rsid="0018aaa7" officeooo:paragraph-rsid="0018aaa7" style:font-size-asian="10pt" style:font-weight-asian="normal" style:font-weight-complex="normal"/>
    </style:style>
    <style:style style:name="P53" style:family="paragraph" style:parent-style-name="Standard">
      <style:text-properties style:font-name="LiberationSans" fo:font-size="10pt" fo:font-weight="normal" officeooo:rsid="0018aaa7" officeooo:paragraph-rsid="00240fff" style:font-size-asian="10pt" style:font-weight-asian="normal" style:font-weight-complex="normal"/>
    </style:style>
    <style:style style:name="P54" style:family="paragraph" style:parent-style-name="Standard">
      <style:text-properties style:font-name="LiberationSans" fo:font-size="10pt" fo:font-weight="normal" officeooo:rsid="0018aaa7" officeooo:paragraph-rsid="0027e69f" style:font-size-asian="10pt" style:font-weight-asian="normal" style:font-weight-complex="normal"/>
    </style:style>
    <style:style style:name="P55" style:family="paragraph" style:parent-style-name="Standard">
      <style:text-properties style:font-name="LiberationSans" fo:font-size="10pt" fo:font-weight="normal" officeooo:rsid="00154c78" officeooo:paragraph-rsid="0016b160" style:font-size-asian="10pt" style:font-weight-asian="normal" style:font-weight-complex="normal"/>
    </style:style>
    <style:style style:name="P56" style:family="paragraph" style:parent-style-name="Standard">
      <style:text-properties style:font-name="LiberationSans" fo:font-size="10pt" fo:font-weight="normal" officeooo:rsid="00154c78" officeooo:paragraph-rsid="0027e69f" style:font-size-asian="10pt" style:font-weight-asian="normal" style:font-weight-complex="normal"/>
    </style:style>
    <style:style style:name="P57" style:family="paragraph" style:parent-style-name="Standard">
      <style:text-properties style:font-name="LiberationSans" fo:font-size="10pt" fo:font-weight="normal" officeooo:paragraph-rsid="00271773" style:font-size-asian="10pt" style:font-weight-asian="normal" style:font-weight-complex="normal"/>
    </style:style>
    <style:style style:name="P58" style:family="paragraph" style:parent-style-name="Standard">
      <style:text-properties fo:color="#333333" style:font-name="LiberationSans-Bold" fo:font-size="10pt" fo:font-weight="bold" officeooo:rsid="0011a32e" officeooo:paragraph-rsid="0016b160" style:font-size-asian="10pt" style:font-weight-asian="bold" style:font-weight-complex="bold"/>
    </style:style>
    <style:style style:name="P59" style:family="paragraph" style:parent-style-name="Standard">
      <style:text-properties fo:color="#333333" style:font-name="LiberationSans-Bold" fo:font-size="10pt" fo:font-weight="bold" officeooo:rsid="0011a32e" officeooo:paragraph-rsid="00240fff" style:font-size-asian="10pt" style:font-weight-asian="bold" style:font-weight-complex="bold"/>
    </style:style>
    <style:style style:name="P60" style:family="paragraph" style:parent-style-name="Standard">
      <style:text-properties fo:color="#333333" style:font-name="LiberationSans-Bold" fo:font-size="10pt" fo:font-weight="bold" officeooo:rsid="0011a32e" officeooo:paragraph-rsid="0027e69f" style:font-size-asian="10pt" style:font-weight-asian="bold" style:font-weight-complex="bold"/>
    </style:style>
    <style:style style:name="P61" style:family="paragraph" style:parent-style-name="Standard">
      <style:text-properties fo:color="#333333" style:font-name="LiberationSans-Bold" fo:font-size="10pt" fo:font-weight="bold" officeooo:rsid="001bf261" officeooo:paragraph-rsid="001f9092" style:font-size-asian="10pt" style:font-weight-asian="bold" style:font-weight-complex="bold"/>
    </style:style>
    <style:style style:name="P62" style:family="paragraph" style:parent-style-name="Standard">
      <style:text-properties fo:color="#333333" style:font-name="LiberationSans-Bold" fo:font-size="10pt" fo:font-weight="bold" officeooo:rsid="001bf261" officeooo:paragraph-rsid="0027e69f" style:font-size-asian="10pt" style:font-weight-asian="bold" style:font-weight-complex="bold"/>
    </style:style>
    <style:style style:name="P63" style:family="paragraph" style:parent-style-name="Standard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P64" style:family="paragraph" style:parent-style-name="Standard">
      <style:text-properties style:font-name="LiberationMono" fo:font-size="9pt" fo:font-weight="normal" officeooo:rsid="0016b160" officeooo:paragraph-rsid="0027e69f" style:font-size-asian="9pt" style:font-weight-asian="normal" style:font-weight-complex="normal"/>
    </style:style>
    <style:style style:name="P65" style:family="paragraph" style:parent-style-name="Standard">
      <style:text-properties style:font-name="Liberation Sans1" fo:font-size="10pt" officeooo:rsid="00188fcc" officeooo:paragraph-rsid="0016b160" style:font-size-asian="8.75pt" style:font-size-complex="10pt"/>
    </style:style>
    <style:style style:name="P66" style:family="paragraph" style:parent-style-name="Standard">
      <style:text-properties style:font-name="Liberation Sans1" fo:font-size="10pt" officeooo:rsid="00188fcc" officeooo:paragraph-rsid="0027e69f" style:font-size-asian="8.75pt" style:font-size-complex="10pt"/>
    </style:style>
    <style:style style:name="P67" style:family="paragraph" style:parent-style-name="Standard">
      <style:text-properties officeooo:paragraph-rsid="00240fff"/>
    </style:style>
    <style:style style:name="P68" style:family="paragraph" style:parent-style-name="Standard">
      <style:text-properties officeooo:paragraph-rsid="00245f5a"/>
    </style:style>
    <style:style style:name="P69" style:family="paragraph" style:parent-style-name="Standard">
      <style:text-properties officeooo:paragraph-rsid="002880d3"/>
    </style:style>
    <style:style style:name="P70" style:family="paragraph" style:parent-style-name="Standard">
      <style:text-properties officeooo:paragraph-rsid="00271773"/>
    </style:style>
    <style:style style:name="P71" style:family="paragraph" style:parent-style-name="Heading_20_1">
      <style:paragraph-properties style:snap-to-layout-grid="false"/>
      <style:text-properties fo:font-size="12pt" style:font-size-asian="12pt"/>
    </style:style>
    <style:style style:name="P72" style:family="paragraph" style:parent-style-name="Heading_20_2">
      <style:paragraph-properties style:snap-to-layout-grid="false"/>
    </style:style>
    <style:style style:name="P73" style:family="paragraph" style:parent-style-name="Heading_20_3">
      <style:paragraph-properties style:snap-to-layout-grid="false"/>
    </style:style>
    <style:style style:name="P74" style:family="paragraph" style:parent-style-name="Subtitle">
      <style:text-properties fo:font-size="20pt" style:font-size-asian="20pt" style:font-size-complex="20pt"/>
    </style:style>
    <style:style style:name="P75" style:family="paragraph" style:parent-style-name="Title">
      <style:paragraph-properties fo:break-before="page"/>
    </style:style>
    <style:style style:name="P76" style:family="paragraph" style:parent-style-name="Heading_20_5">
      <style:text-properties officeooo:paragraph-rsid="00271773"/>
    </style:style>
    <style:style style:name="P77" style:family="paragraph" style:parent-style-name="Heading_20_5">
      <style:text-properties officeooo:paragraph-rsid="0027e69f"/>
    </style:style>
    <style:style style:name="P78" style:family="paragraph" style:parent-style-name="Heading_20_5">
      <style:text-properties officeooo:paragraph-rsid="002880d3"/>
    </style:style>
    <style:style style:name="P79" style:family="paragraph" style:parent-style-name="Heading_20_5">
      <style:text-properties officeooo:paragraph-rsid="002bfb5d"/>
    </style:style>
    <style:style style:name="P80" style:family="paragraph" style:parent-style-name="Heading_20_5">
      <style:text-properties officeooo:paragraph-rsid="00271773"/>
    </style:style>
    <style:style style:name="P8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82" style:family="paragraph" style:parent-style-name="Title" style:master-page-name="Conversion_20_2">
      <style:paragraph-properties style:page-number="auto"/>
    </style:style>
    <style:style style:name="P83" style:family="paragraph" style:parent-style-name="Title" style:master-page-name="Conversion_20_3">
      <style:paragraph-properties style:page-number="auto"/>
    </style:style>
    <style:style style:name="P84" style:family="paragraph" style:parent-style-name="Title" style:master-page-name="Conversion_20_4">
      <style:paragraph-properties style:page-number="auto"/>
    </style:style>
    <style:style style:name="P85" style:family="paragraph" style:parent-style-name="Title" style:master-page-name="Conversion_20_5">
      <style:paragraph-properties style:page-number="auto"/>
    </style:style>
    <style:style style:name="P86" style:family="paragraph" style:parent-style-name="Title" style:master-page-name="Conversion_20_6">
      <style:paragraph-properties style:page-number="auto"/>
    </style:style>
    <style:style style:name="P87" style:family="paragraph" style:parent-style-name="Title" style:master-page-name="Conversion_20_7">
      <style:paragraph-properties style:page-number="auto"/>
    </style:style>
    <style:style style:name="P88" style:family="paragraph" style:parent-style-name="Standard" style:master-page-name="Conversion_20_1">
      <style:paragraph-properties fo:text-align="center" style:justify-single-word="false" style:page-number="auto"/>
    </style:style>
    <style:style style:name="P89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1a3ac8" style:font-weight-asian="normal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1f9092" style:font-weight-asian="normal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27e69f" style:font-weight-asian="normal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1a3ac8" style:font-weight-asian="normal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1f9092" style:font-weight-asian="normal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27e69f" style:font-weight-asian="normal" style:font-weight-complex="normal"/>
    </style:style>
    <style:style style:name="P95" style:family="paragraph" style:parent-style-name="Standard" style:list-style-name="L2">
      <style:text-properties fo:font-weight="normal" officeooo:rsid="0022f756" officeooo:paragraph-rsid="001a3ac8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022f756" officeooo:paragraph-rsid="001fffd8" style:font-weight-asian="normal" style:font-weight-complex="normal"/>
    </style:style>
    <style:style style:name="P97" style:family="paragraph" style:parent-style-name="Standard" style:list-style-name="L7">
      <style:text-properties fo:font-weight="normal" officeooo:rsid="0022f756" officeooo:paragraph-rsid="0027e69f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2432ab" officeooo:paragraph-rsid="00271773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2432ab" officeooo:paragraph-rsid="0021c870" style:font-weight-asian="normal" style:font-weight-complex="normal"/>
    </style:style>
    <style:style style:name="P100" style:family="paragraph" style:parent-style-name="Standard" style:list-style-name="L7">
      <style:text-properties fo:font-weight="normal" officeooo:rsid="002432ab" officeooo:paragraph-rsid="0027e69f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25520f" officeooo:paragraph-rsid="00271773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25520f" officeooo:paragraph-rsid="0021c870" style:font-weight-asian="normal" style:font-weight-complex="normal"/>
    </style:style>
    <style:style style:name="P103" style:family="paragraph" style:parent-style-name="Standard" style:list-style-name="L7">
      <style:text-properties fo:font-weight="normal" officeooo:rsid="0025520f" officeooo:paragraph-rsid="0027e69f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21c870" officeooo:paragraph-rsid="00271773" style:font-weight-asian="normal" style:font-weight-complex="normal"/>
    </style:style>
    <style:style style:name="P105" style:family="paragraph" style:parent-style-name="Standard" style:list-style-name="L2">
      <style:text-properties fo:font-weight="normal" officeooo:rsid="0021c870" officeooo:paragraph-rsid="0021c870" style:font-weight-asian="normal" style:font-weight-complex="normal"/>
    </style:style>
    <style:style style:name="P106" style:family="paragraph" style:parent-style-name="Standard" style:list-style-name="L7">
      <style:text-properties fo:font-weight="normal" officeooo:rsid="0021c870" officeooo:paragraph-rsid="0027e69f" style:font-weight-asian="normal" style:font-weight-complex="normal"/>
    </style:style>
    <style:style style:name="P107" style:family="paragraph" style:parent-style-name="Standard" style:list-style-name="L3">
      <style:text-properties fo:font-weight="normal" officeooo:rsid="0011a32e" officeooo:paragraph-rsid="0018aaa7" style:font-weight-asian="normal" style:font-weight-complex="normal"/>
    </style:style>
    <style:style style:name="P108" style:family="paragraph" style:parent-style-name="Standard" style:list-style-name="L3">
      <style:text-properties fo:font-weight="normal" officeooo:rsid="0011a32e" officeooo:paragraph-rsid="00240fff" style:font-weight-asian="normal" style:font-weight-complex="normal"/>
    </style:style>
    <style:style style:name="P109" style:family="paragraph" style:parent-style-name="Standard" style:list-style-name="L3">
      <style:text-properties fo:font-weight="normal" officeooo:rsid="0011a32e" officeooo:paragraph-rsid="002880d3" style:font-weight-asian="normal" style:font-weight-complex="normal"/>
    </style:style>
    <style:style style:name="P110" style:family="paragraph" style:parent-style-name="Standard" style:list-style-name="L3">
      <style:text-properties fo:font-weight="normal" officeooo:paragraph-rsid="001a3ac8" style:font-weight-asian="normal" style:font-weight-complex="normal"/>
    </style:style>
    <style:style style:name="P111" style:family="paragraph" style:parent-style-name="Standard" style:list-style-name="L4">
      <style:text-properties fo:font-weight="normal" officeooo:paragraph-rsid="0018aaa7" style:font-weight-asian="normal" style:font-weight-complex="normal"/>
    </style:style>
    <style:style style:name="P112" style:family="paragraph" style:parent-style-name="Standard" style:list-style-name="L5">
      <style:text-properties fo:font-weight="normal" style:font-weight-asian="normal" style:font-weight-complex="normal"/>
    </style:style>
    <style:style style:name="P113" style:family="paragraph" style:parent-style-name="Standard" style:list-style-name="L5">
      <style:text-properties fo:font-weight="normal" officeooo:paragraph-rsid="001d3c4e" style:font-weight-asian="normal" style:font-weight-complex="normal"/>
    </style:style>
    <style:style style:name="P114" style:family="paragraph" style:parent-style-name="Standard" style:list-style-name="L5">
      <style:text-properties fo:font-weight="normal" officeooo:paragraph-rsid="00139084" style:font-weight-asian="normal" style:font-weight-complex="normal"/>
    </style:style>
    <style:style style:name="P115" style:family="paragraph" style:parent-style-name="Standard" style:list-style-name="L5">
      <style:text-properties fo:font-weight="normal" officeooo:paragraph-rsid="00245f5a" style:font-weight-asian="normal" style:font-weight-complex="normal"/>
    </style:style>
    <style:style style:name="P116" style:family="paragraph" style:parent-style-name="Standard" style:list-style-name="L5">
      <style:text-properties fo:font-weight="normal" officeooo:paragraph-rsid="00251cab" style:font-weight-asian="normal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fo:font-weight="normal" officeooo:paragraph-rsid="00139084" style:font-weight-asian="normal" style:font-weight-complex="normal"/>
    </style:style>
    <style:style style:name="P119" style:family="paragraph" style:parent-style-name="Standard" style:list-style-name="L5">
      <style:text-properties fo:font-weight="normal" officeooo:rsid="001a3ac8" officeooo:paragraph-rsid="001a3ac8" style:font-weight-asian="normal" style:font-weight-complex="normal"/>
    </style:style>
    <style:style style:name="P120" style:family="paragraph" style:parent-style-name="Standard" style:list-style-name="L2">
      <style:text-properties fo:font-weight="normal" officeooo:rsid="001fffd8" officeooo:paragraph-rsid="001fffd8" style:font-weight-asian="normal" style:font-weight-complex="normal"/>
    </style:style>
    <style:style style:name="P121" style:family="paragraph" style:parent-style-name="Standard" style:list-style-name="L7">
      <style:text-properties fo:font-weight="normal" officeooo:rsid="001fffd8" officeooo:paragraph-rsid="0027e69f" style:font-weight-asian="normal" style:font-weight-complex="normal"/>
    </style:style>
    <style:style style:name="P122" style:family="paragraph" style:parent-style-name="Standard" style:list-style-name="L6">
      <style:text-properties fo:font-weight="normal" officeooo:paragraph-rsid="00240fff" style:font-weight-asian="normal" style:font-weight-complex="normal"/>
    </style:style>
    <style:style style:name="P123" style:family="paragraph" style:parent-style-name="Standard" style:list-style-name="L5">
      <style:text-properties fo:font-weight="normal" officeooo:rsid="00245f5a" officeooo:paragraph-rsid="00245f5a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245f5a" officeooo:paragraph-rsid="0027e69f" style:font-weight-asian="normal" style:font-weight-complex="normal"/>
    </style:style>
    <style:style style:name="P125" style:family="paragraph" style:parent-style-name="Standard" style:list-style-name="L8">
      <style:text-properties fo:font-weight="normal" officeooo:paragraph-rsid="0027e69f" style:font-weight-asian="normal" style:font-weight-complex="normal"/>
    </style:style>
    <style:style style:name="P126" style:family="paragraph" style:parent-style-name="Standard" style:list-style-name="L9">
      <style:text-properties fo:font-weight="normal" officeooo:paragraph-rsid="0027e69f" style:font-weight-asian="normal" style:font-weight-complex="normal"/>
    </style:style>
    <style:style style:name="P127" style:family="paragraph" style:parent-style-name="Standard" style:list-style-name="L9">
      <style:text-properties fo:font-weight="normal" officeooo:paragraph-rsid="002880d3" style:font-weight-asian="normal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1a3ac8" style:font-size-asian="10pt" style:font-weight-asian="normal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1f9092" style:font-size-asian="10pt" style:font-weight-asian="normal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27e69f" style:font-size-asian="10pt" style:font-weight-asian="normal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1a3ac8" style:font-size-asian="10pt" style:font-weight-asian="normal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1f9092" style:font-size-asian="10pt" style:font-weight-asian="normal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27e69f" style:font-size-asian="10pt" style:font-weight-asian="normal" style:font-weight-complex="normal"/>
    </style:style>
    <style:style style:name="P134" style:family="paragraph" style:parent-style-name="Standard" style:list-style-name="L3">
      <style:text-properties style:font-name="LiberationSans" fo:font-size="10pt" fo:font-weight="normal" officeooo:rsid="0011a32e" officeooo:paragraph-rsid="0016b160" style:font-size-asian="10pt" style:font-weight-asian="normal" style:font-weight-complex="normal"/>
    </style:style>
    <style:style style:name="P135" style:family="paragraph" style:parent-style-name="Standard" style:list-style-name="L3">
      <style:text-properties style:font-name="LiberationSans" fo:font-size="10pt" fo:font-weight="normal" officeooo:rsid="0011a32e" officeooo:paragraph-rsid="0018aaa7" style:font-size-asian="10pt" style:font-weight-asian="normal" style:font-weight-complex="normal"/>
    </style:style>
    <style:style style:name="P136" style:family="paragraph" style:parent-style-name="Standard" style:list-style-name="L3">
      <style:text-properties style:font-name="LiberationSans" fo:font-size="10pt" fo:font-weight="normal" officeooo:rsid="0011a32e" officeooo:paragraph-rsid="00240fff" style:font-size-asian="10pt" style:font-weight-asian="normal" style:font-weight-complex="normal"/>
    </style:style>
    <style:style style:name="P137" style:family="paragraph" style:parent-style-name="Standard" style:list-style-name="L3">
      <style:text-properties style:font-name="LiberationSans" fo:font-size="10pt" fo:font-weight="normal" officeooo:rsid="0011a32e" officeooo:paragraph-rsid="0027e69f" style:font-size-asian="10pt" style:font-weight-asian="normal" style:font-weight-complex="normal"/>
    </style:style>
    <style:style style:name="P138" style:family="paragraph" style:parent-style-name="Standard" style:list-style-name="L5">
      <style:text-properties style:font-name="LiberationSans" fo:font-size="10pt" fo:font-weight="normal" style:font-size-asian="10pt" style:font-weight-asian="normal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Sans" fo:font-size="10pt" fo:font-weight="normal" style:font-size-asian="10pt" style:font-weight-asian="normal" style:font-weight-complex="normal"/>
    </style:style>
    <style:style style:name="P140" style:family="paragraph" style:parent-style-name="Standard" style:list-style-name="L3">
      <style:text-properties style:font-name="LiberationSans" fo:font-size="10pt" fo:font-weight="normal" officeooo:rsid="00245f5a" officeooo:paragraph-rsid="00245f5a" style:font-size-asian="10pt" style:font-weight-asian="normal" style:font-weight-complex="normal"/>
    </style:style>
    <style:style style:name="P141" style:family="paragraph" style:parent-style-name="Standard" style:list-style-name="L3">
      <style:text-properties style:font-name="LiberationSans" fo:font-size="10pt" fo:font-weight="normal" officeooo:rsid="00245f5a" officeooo:paragraph-rsid="002880d3" style:font-size-asian="10pt" style:font-weight-asian="normal" style:font-weight-complex="normal"/>
    </style:style>
    <style:style style:name="P142" style:family="paragraph" style:parent-style-name="Standard" style:list-style-name="L5">
      <style:text-properties style:font-name="LiberationSans" fo:font-size="10pt" fo:font-weight="normal" officeooo:rsid="00245f5a" officeooo:paragraph-rsid="00245f5a" style:font-size-asian="10pt" style:font-weight-asian="normal" style:font-weight-complex="normal"/>
    </style:style>
    <style:style style:name="P143" style:family="paragraph" style:parent-style-name="Standard" style:list-style-name="L9">
      <style:text-properties style:font-name="LiberationSans" fo:font-size="10pt" fo:font-weight="normal" officeooo:rsid="00245f5a" officeooo:paragraph-rsid="0027e69f" style:font-size-asian="10pt" style:font-weight-asian="normal" style:font-weight-complex="normal"/>
    </style:style>
    <style:style style:name="P144" style:family="paragraph" style:parent-style-name="Standard" style:list-style-name="L9">
      <style:text-properties style:font-name="LiberationSans" fo:font-size="10pt" fo:font-weight="normal" officeooo:rsid="00245f5a" officeooo:paragraph-rsid="002880d3" style:font-size-asian="10pt" style:font-weight-asian="normal" style:font-weight-complex="normal"/>
    </style:style>
    <style:style style:name="P145" style:family="paragraph" style:parent-style-name="Standard" style:list-style-name="L5">
      <style:text-properties style:font-name="LiberationSans" fo:font-size="10pt" fo:font-weight="normal" officeooo:rsid="00251cab" officeooo:paragraph-rsid="00251cab" style:font-size-asian="10pt" style:font-weight-asian="normal" style:font-weight-complex="normal"/>
    </style:style>
    <style:style style:name="P146" style:family="paragraph" style:parent-style-name="Standard" style:list-style-name="L9">
      <style:text-properties style:font-name="LiberationSans" fo:font-size="10pt" fo:font-weight="normal" officeooo:rsid="00251cab" officeooo:paragraph-rsid="002880d3" style:font-size-asian="10pt" style:font-weight-asian="normal" style:font-weight-complex="normal"/>
    </style:style>
    <style:style style:name="P147" style:family="paragraph" style:parent-style-name="Standard" style:list-style-name="L3">
      <style:text-properties officeooo:paragraph-rsid="0016b160"/>
    </style:style>
    <style:style style:name="P148" style:family="paragraph" style:parent-style-name="Standard" style:list-style-name="L3">
      <style:text-properties officeooo:paragraph-rsid="00240fff"/>
    </style:style>
    <style:style style:name="P149" style:family="paragraph" style:parent-style-name="Standard" style:list-style-name="L3">
      <style:text-properties officeooo:paragraph-rsid="00245f5a"/>
    </style:style>
    <style:style style:name="P150" style:family="paragraph" style:parent-style-name="Standard" style:list-style-name="L3">
      <style:text-properties officeooo:paragraph-rsid="002880d3"/>
    </style:style>
    <style:style style:name="P151" style:family="paragraph" style:parent-style-name="Standard" style:list-style-name="L3">
      <style:text-properties officeooo:paragraph-rsid="0027e69f"/>
    </style:style>
    <style:style style:name="P152" style:family="paragraph" style:parent-style-name="Standard" style:list-style-name="L3">
      <style:text-properties fo:font-size="10pt" officeooo:paragraph-rsid="0018aaa7" style:font-size-asian="10pt" style:font-size-complex="10pt"/>
    </style:style>
    <style:style style:name="P153" style:family="paragraph" style:parent-style-name="Standard" style:list-style-name="L3">
      <style:text-properties fo:font-size="10pt" officeooo:paragraph-rsid="00245f5a" style:font-size-asian="10pt" style:font-size-complex="10pt"/>
    </style:style>
    <style:style style:name="P154" style:family="paragraph" style:parent-style-name="Standard" style:list-style-name="L3">
      <style:text-properties fo:font-size="10pt" officeooo:paragraph-rsid="002880d3" style:font-size-asian="10pt" style:font-size-complex="10pt"/>
    </style:style>
    <style:style style:name="P155" style:family="paragraph" style:parent-style-name="Standard" style:list-style-name="L3">
      <style:text-properties fo:font-size="10pt" fo:font-weight="normal" officeooo:rsid="0011a32e" officeooo:paragraph-rsid="0016b160" style:font-size-asian="10pt" style:font-weight-asian="normal" style:font-size-complex="10pt" style:font-weight-complex="normal"/>
    </style:style>
    <style:style style:name="P156" style:family="paragraph" style:parent-style-name="Standard" style:list-style-name="L4">
      <style:text-properties officeooo:rsid="0016b160" officeooo:paragraph-rsid="0018aaa7"/>
    </style:style>
    <style:style style:name="P157" style:family="paragraph" style:parent-style-name="Standard" style:list-style-name="L6">
      <style:text-properties officeooo:rsid="0016b160" officeooo:paragraph-rsid="00240fff"/>
    </style:style>
    <style:style style:name="P158" style:family="paragraph" style:parent-style-name="Standard" style:list-style-name="L8">
      <style:text-properties officeooo:rsid="0016b160" officeooo:paragraph-rsid="0027e69f"/>
    </style:style>
    <style:style style:name="P159" style:family="paragraph" style:parent-style-name="Standard" style:list-style-name="L2">
      <style:text-properties style:font-name="LiberationMono" fo:font-size="9pt" fo:font-weight="normal" officeooo:rsid="0025520f" officeooo:paragraph-rsid="0021c870" style:font-size-asian="9pt" style:font-weight-asian="normal" style:font-weight-complex="normal"/>
    </style:style>
    <style:style style:name="P160" style:family="paragraph" style:parent-style-name="Standard" style:list-style-name="L7">
      <style:text-properties style:font-name="LiberationMono" fo:font-size="9pt" fo:font-weight="normal" officeooo:rsid="0025520f" officeooo:paragraph-rsid="0027e69f" style:font-size-asian="9pt" style:font-weight-asian="normal" style:font-weight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520f" style:font-weight-asian="normal" style:font-weight-complex="normal"/>
    </style:style>
    <style:style style:name="T4" style:family="text">
      <style:text-properties fo:font-weight="normal" officeooo:rsid="0029c95e" style:font-weight-asian="normal" style:font-weight-complex="normal"/>
    </style:style>
    <style:style style:name="T5" style:family="text">
      <style:text-properties fo:font-weight="normal" officeooo:rsid="0026681b" style:font-weight-asian="normal" style:font-weight-complex="normal"/>
    </style:style>
    <style:style style:name="T6" style:family="text">
      <style:text-properties fo:font-weight="normal" officeooo:rsid="0027177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style:text-position="super 58%" style:font-name="Times1" fo:language="en" fo:country="G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1a32e"/>
    </style:style>
    <style:style style:name="T12" style:family="text">
      <style:text-properties fo:color="#333333" style:font-name="LiberationSans-Bold" fo:font-size="10pt" fo:font-weight="bold" style:font-size-asian="10pt" style:font-weight-asian="bold" style:font-weight-complex="bold"/>
    </style:style>
    <style:style style:name="T13" style:family="text">
      <style:text-properties fo:color="#333333" style:font-name="LiberationSans-Bold" fo:font-size="10pt" fo:font-weight="bold" officeooo:rsid="0011a32e" style:font-size-asian="10pt" style:font-weight-asian="bold" style:font-weight-complex="bold"/>
    </style:style>
    <style:style style:name="T14" style:family="text">
      <style:text-properties fo:color="#333333" style:font-name="LiberationSans-Bold" fo:font-size="10pt" style:font-size-asian="10pt"/>
    </style:style>
    <style:style style:name="T15" style:family="text">
      <style:text-properties fo:color="#333333" style:font-name="LiberationSans-Bold" fo:font-size="10pt" officeooo:rsid="001beed7" style:font-size-asian="10pt"/>
    </style:style>
    <style:style style:name="T16" style:family="text">
      <style:text-properties fo:color="#333333" style:font-name="LiberationSans-Bold" fo:font-size="10pt" officeooo:rsid="001bf261" style:font-size-asian="10pt"/>
    </style:style>
    <style:style style:name="T17" style:family="text">
      <style:text-properties fo:color="#333333" style:font-name="LiberationSans-Bold" fo:font-size="10pt" officeooo:rsid="001f9092" style:font-size-asian="10pt"/>
    </style:style>
    <style:style style:name="T18" style:family="text">
      <style:text-properties fo:color="#333333" style:font-name="LiberationSans-Bold" fo:font-size="10pt" officeooo:rsid="0027e69f" style:font-size-asian="10pt"/>
    </style:style>
    <style:style style:name="T19" style:family="text">
      <style:text-properties fo:color="#333333" style:font-name="LiberationMono" fo:font-size="9pt" officeooo:rsid="001bf261" style:font-size-asian="9pt"/>
    </style:style>
    <style:style style:name="T20" style:family="text">
      <style:text-properties fo:color="#333333" style:font-name="Liberation Sans1" fo:font-size="10pt" fo:font-weight="normal" officeooo:rsid="0026681b" style:font-size-asian="10pt" style:font-weight-asian="normal" style:font-weight-complex="normal"/>
    </style:style>
    <style:style style:name="T21" style:family="text">
      <style:text-properties fo:color="#333333" style:font-name="Liberation Sans1" fo:font-size="10pt" fo:font-weight="normal" officeooo:rsid="001bf261" style:font-size-asian="10pt" style:font-weight-asian="normal" style:font-weight-complex="normal"/>
    </style:style>
    <style:style style:name="T22" style:family="text">
      <style:text-properties style:font-name="LiberationSans"/>
    </style:style>
    <style:style style:name="T23" style:family="text">
      <style:text-properties style:font-name="LiberationSans" fo:font-size="10pt" style:font-size-asian="10pt"/>
    </style:style>
    <style:style style:name="T24" style:family="text">
      <style:text-properties style:font-name="LiberationSans" fo:font-size="10pt" officeooo:rsid="00139084" style:font-size-asian="10pt"/>
    </style:style>
    <style:style style:name="T25" style:family="text">
      <style:text-properties style:font-name="LiberationSans" fo:font-size="10pt" officeooo:rsid="0011a32e" style:font-size-asian="10pt"/>
    </style:style>
    <style:style style:name="T26" style:family="text">
      <style:text-properties style:font-name="LiberationSans" fo:font-size="10pt" officeooo:rsid="00154c78" style:font-size-asian="10pt"/>
    </style:style>
    <style:style style:name="T27" style:family="text">
      <style:text-properties style:font-name="LiberationSans" fo:font-size="10pt" officeooo:rsid="0016b160" style:font-size-asian="10pt"/>
    </style:style>
    <style:style style:name="T28" style:family="text">
      <style:text-properties style:font-name="LiberationSans" fo:font-size="10pt" officeooo:rsid="001a3ac8" style:font-size-asian="10pt"/>
    </style:style>
    <style:style style:name="T29" style:family="text">
      <style:text-properties style:font-name="LiberationSans" fo:font-size="10pt" officeooo:rsid="001dbc2d" style:font-size-asian="10pt"/>
    </style:style>
    <style:style style:name="T30" style:family="text">
      <style:text-properties style:font-name="LiberationSans" fo:font-size="10pt" officeooo:rsid="001dbe4b" style:font-size-asian="10pt"/>
    </style:style>
    <style:style style:name="T31" style:family="text">
      <style:text-properties style:font-name="LiberationSans" fo:font-size="10pt" officeooo:rsid="001e1245" style:font-size-asian="10pt"/>
    </style:style>
    <style:style style:name="T32" style:family="text">
      <style:text-properties style:font-name="LiberationSans" fo:font-size="10pt" officeooo:rsid="001f895e" style:font-size-asian="10pt"/>
    </style:style>
    <style:style style:name="T33" style:family="text">
      <style:text-properties style:font-name="LiberationSans" fo:font-size="10pt" officeooo:rsid="001d3c4e" style:font-size-asian="10pt"/>
    </style:style>
    <style:style style:name="T34" style:family="text">
      <style:text-properties style:font-name="LiberationSans" fo:font-size="10pt" officeooo:rsid="00245f5a" style:font-size-asian="10pt"/>
    </style:style>
    <style:style style:name="T35" style:family="text">
      <style:text-properties style:font-name="LiberationSans" fo:font-size="10pt" officeooo:rsid="00251cab" style:font-size-asian="10pt"/>
    </style:style>
    <style:style style:name="T36" style:family="text">
      <style:text-properties style:font-name="LiberationSans" fo:font-size="10pt" officeooo:rsid="0026681b" style:font-size-asian="10pt"/>
    </style:style>
    <style:style style:name="T37" style:family="text">
      <style:text-properties style:font-name="LiberationSans" fo:font-size="10pt" style:font-size-asian="10pt" style:font-size-complex="10pt"/>
    </style:style>
    <style:style style:name="T38" style:family="text">
      <style:text-properties style:font-name="LiberationSans" fo:font-size="10pt" officeooo:rsid="0016b160" style:font-size-asian="10pt" style:font-size-complex="10pt"/>
    </style:style>
    <style:style style:name="T39" style:family="text">
      <style:text-properties style:font-name="LiberationSans" fo:font-size="10pt" officeooo:rsid="001a3ac8" style:font-size-asian="10pt" style:font-size-complex="10pt"/>
    </style:style>
    <style:style style:name="T40" style:family="text">
      <style:text-properties style:font-name="LiberationSans" fo:font-size="10pt" officeooo:rsid="0027e69f" style:font-size-asian="10pt"/>
    </style:style>
    <style:style style:name="T41" style:family="text">
      <style:text-properties style:font-name="LiberationSans" fo:font-size="10pt" officeooo:rsid="002880d3" style:font-size-asian="10pt"/>
    </style:style>
    <style:style style:name="T42" style:family="text">
      <style:text-properties style:font-name="LiberationSans" fo:font-size="10pt" fo:font-weight="normal" style:font-size-asian="10pt" style:font-weight-asian="normal" style:font-weight-complex="normal"/>
    </style:style>
    <style:style style:name="T43" style:family="text">
      <style:text-properties style:font-name="LiberationSans" fo:font-size="10pt" fo:font-weight="normal" officeooo:rsid="0011a32e" style:font-size-asian="10pt" style:font-weight-asian="normal" style:font-weight-complex="normal"/>
    </style:style>
    <style:style style:name="T44" style:family="text">
      <style:text-properties style:font-name="LiberationSans" fo:font-size="10pt" fo:font-weight="normal" officeooo:rsid="00139084" style:font-size-asian="10pt" style:font-weight-asian="normal" style:font-weight-complex="normal"/>
    </style:style>
    <style:style style:name="T45" style:family="text">
      <style:text-properties style:font-name="LiberationSans" fo:font-size="10pt" fo:font-weight="normal" officeooo:rsid="0016b160" style:font-size-asian="10pt" style:font-weight-asian="normal" style:font-weight-complex="normal"/>
    </style:style>
    <style:style style:name="T46" style:family="text">
      <style:text-properties style:font-name="LiberationSans" fo:font-size="10pt" fo:font-weight="normal" officeooo:rsid="0018aaa7" style:font-size-asian="10pt" style:font-weight-asian="normal" style:font-weight-complex="normal"/>
    </style:style>
    <style:style style:name="T47" style:family="text">
      <style:text-properties style:font-name="LiberationSans" fo:font-size="10pt" fo:font-weight="normal" officeooo:rsid="00240fff" style:font-size-asian="10pt" style:font-weight-asian="normal" style:font-weight-complex="normal"/>
    </style:style>
    <style:style style:name="T48" style:family="text">
      <style:text-properties style:font-name="LiberationSans" fo:font-size="10pt" fo:font-weight="normal" officeooo:rsid="00245f5a" style:font-size-asian="10pt" style:font-weight-asian="normal" style:font-weight-complex="normal"/>
    </style:style>
    <style:style style:name="T49" style:family="text">
      <style:text-properties style:font-name="LiberationSans" fo:font-size="10pt" fo:font-weight="normal" officeooo:rsid="0027e69f" style:font-size-asian="10pt" style:font-weight-asian="normal" style:font-weight-complex="normal"/>
    </style:style>
    <style:style style:name="T50" style:family="text">
      <style:text-properties style:font-name="LiberationSans" fo:font-size="10pt" fo:font-weight="normal" officeooo:rsid="002a6ac6" style:font-size-asian="10pt" style:font-weight-asian="normal" style:font-weight-complex="normal"/>
    </style:style>
    <style:style style:name="T51" style:family="text">
      <style:text-properties style:font-name="LiberationSans" fo:font-size="10pt" fo:font-weight="normal" officeooo:rsid="002aa78b" style:font-size-asian="10pt" style:font-weight-asian="normal" style:font-weight-complex="normal"/>
    </style:style>
    <style:style style:name="T52" style:family="text">
      <style:text-properties style:font-name="LiberationSans" fo:font-weight="normal" officeooo:rsid="0011a32e" style:font-weight-asian="normal" style:font-weight-complex="normal"/>
    </style:style>
    <style:style style:name="T53" style:family="text">
      <style:text-properties style:font-name="LiberationMono"/>
    </style:style>
    <style:style style:name="T54" style:family="text">
      <style:text-properties style:font-name="LiberationMono" fo:font-size="9pt" style:font-size-asian="9pt"/>
    </style:style>
    <style:style style:name="T55" style:family="text">
      <style:text-properties style:font-name="LiberationMono" fo:font-size="9pt" officeooo:rsid="00139084" style:font-size-asian="9pt"/>
    </style:style>
    <style:style style:name="T56" style:family="text">
      <style:text-properties style:font-name="LiberationMono" fo:font-size="9pt" officeooo:rsid="0011a32e" style:font-size-asian="9pt"/>
    </style:style>
    <style:style style:name="T57" style:family="text">
      <style:text-properties style:font-name="LiberationMono" fo:font-size="9pt" officeooo:rsid="0016b160" style:font-size-asian="9pt"/>
    </style:style>
    <style:style style:name="T58" style:family="text">
      <style:text-properties style:font-name="LiberationMono" fo:font-size="9pt" officeooo:rsid="001a3ac8" style:font-size-asian="9pt"/>
    </style:style>
    <style:style style:name="T59" style:family="text">
      <style:text-properties style:font-name="LiberationMono" fo:font-size="9pt" officeooo:rsid="0020a1fe" style:font-size-asian="9pt"/>
    </style:style>
    <style:style style:name="T60" style:family="text">
      <style:text-properties style:font-name="LiberationMono" fo:font-size="9pt" officeooo:rsid="001bd0d3" style:font-size-asian="9pt"/>
    </style:style>
    <style:style style:name="T61" style:family="text">
      <style:text-properties style:font-name="LiberationMono" fo:font-size="9pt" officeooo:rsid="001f9092" style:font-size-asian="9pt"/>
    </style:style>
    <style:style style:name="T62" style:family="text">
      <style:text-properties style:font-name="LiberationMono" fo:font-size="9pt" officeooo:rsid="00163e2c" style:font-size-asian="9pt"/>
    </style:style>
    <style:style style:name="T63" style:family="text">
      <style:text-properties style:font-name="LiberationMono" fo:font-size="9pt" officeooo:rsid="0016b160" style:font-size-asian="9pt" style:font-size-complex="10pt"/>
    </style:style>
    <style:style style:name="T64" style:family="text">
      <style:text-properties style:font-name="LiberationMono" fo:font-size="9pt" officeooo:rsid="001f9092" style:font-size-asian="9pt" style:font-size-complex="10pt"/>
    </style:style>
    <style:style style:name="T65" style:family="text">
      <style:text-properties style:font-name="LiberationMono" fo:font-size="9pt" officeooo:rsid="0027e69f" style:font-size-asian="9pt" style:font-size-complex="10pt"/>
    </style:style>
    <style:style style:name="T66" style:family="text">
      <style:text-properties style:font-name="LiberationMono" fo:font-size="9pt" officeooo:rsid="0027e69f" style:font-size-asian="9pt"/>
    </style:style>
    <style:style style:name="T67" style:family="text">
      <style:text-properties style:font-name="LiberationMono" fo:font-size="9pt" fo:font-weight="normal" style:font-size-asian="9pt" style:font-weight-asian="normal" style:font-weight-complex="normal"/>
    </style:style>
    <style:style style:name="T68" style:family="text">
      <style:text-properties style:font-name="LiberationMono" fo:font-size="9pt" fo:font-weight="normal" officeooo:rsid="0011a32e" style:font-size-asian="9pt" style:font-weight-asian="normal" style:font-weight-complex="normal"/>
    </style:style>
    <style:style style:name="T69" style:family="text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T70" style:family="text">
      <style:text-properties style:font-name="LiberationMono" fo:font-size="9pt" fo:font-weight="normal" officeooo:rsid="001f9092" style:font-size-asian="9pt" style:font-weight-asian="normal" style:font-weight-complex="normal"/>
    </style:style>
    <style:style style:name="T71" style:family="text">
      <style:text-properties style:font-name="LiberationMono" fo:font-size="9pt" fo:font-weight="normal" officeooo:rsid="00163e2c" style:font-size-asian="9pt" style:font-weight-asian="normal" style:font-weight-complex="normal"/>
    </style:style>
    <style:style style:name="T72" style:family="text">
      <style:text-properties style:font-name="LiberationMono" fo:font-size="9pt" fo:font-weight="normal" officeooo:rsid="001bd0d3" style:font-size-asian="9pt" style:font-weight-asian="normal" style:font-weight-complex="normal"/>
    </style:style>
    <style:style style:name="T73" style:family="text">
      <style:text-properties style:font-name="LiberationMono" fo:font-size="9pt" fo:font-weight="normal" officeooo:rsid="0027e69f" style:font-size-asian="9pt" style:font-weight-asian="normal" style:font-weight-complex="normal"/>
    </style:style>
    <style:style style:name="T74" style:family="text">
      <style:text-properties style:font-name="LiberationMono" fo:font-size="9pt" fo:font-weight="normal" officeooo:rsid="0011a32e" style:font-size-asian="9pt" style:font-weight-asian="normal" style:font-size-complex="10pt" style:font-weight-complex="normal"/>
    </style:style>
    <style:style style:name="T75" style:family="text">
      <style:text-properties style:font-name="LiberationMono" fo:font-size="9pt" fo:font-weight="normal" officeooo:rsid="001f9092" style:font-size-asian="9pt" style:font-weight-asian="normal" style:font-size-complex="10pt" style:font-weight-complex="normal"/>
    </style:style>
    <style:style style:name="T76" style:family="text">
      <style:text-properties style:font-name="LiberationMono" fo:font-size="9pt" fo:font-weight="normal" officeooo:rsid="0027e69f" style:font-size-asian="9pt" style:font-weight-asian="normal" style:font-size-complex="10pt" style:font-weight-complex="normal"/>
    </style:style>
    <style:style style:name="T77" style:family="text">
      <style:text-properties style:font-name="LiberationMono" fo:font-weight="normal" officeooo:rsid="0011a32e" style:font-weight-asian="normal" style:font-weight-complex="normal"/>
    </style:style>
    <style:style style:name="T78" style:family="text">
      <style:text-properties style:font-name="LiberationMono" fo:font-weight="normal" officeooo:rsid="00240fff" style:font-weight-asian="normal" style:font-weight-complex="normal"/>
    </style:style>
    <style:style style:name="T79" style:family="text">
      <style:text-properties style:font-name="LiberationMono" fo:font-size="10pt" fo:font-weight="normal" officeooo:rsid="00240fff" style:font-size-asian="10pt" style:font-weight-asian="normal" style:font-size-complex="10pt" style:font-weight-complex="normal"/>
    </style:style>
    <style:style style:name="T80" style:family="text">
      <style:text-properties style:font-name="LiberationMono" fo:font-size="10pt" fo:font-weight="normal" officeooo:rsid="0011a32e" style:font-size-asian="10pt" style:font-weight-asian="normal" style:font-size-complex="10pt" style:font-weight-complex="normal"/>
    </style:style>
    <style:style style:name="T81" style:family="text">
      <style:text-properties style:font-name="LiberationMono" fo:font-size="10pt" style:font-size-asian="10pt" style:font-size-complex="10pt"/>
    </style:style>
    <style:style style:name="T82" style:family="text">
      <style:text-properties style:font-name="LiberationMono" fo:font-size="10pt" officeooo:rsid="00240fff" style:font-size-asian="10pt" style:font-size-complex="10pt"/>
    </style:style>
    <style:style style:name="T83" style:family="text">
      <style:text-properties style:font-name="LiberationMono" fo:font-size="10pt" officeooo:rsid="0011a32e" style:font-size-asian="10pt" style:font-size-complex="10pt"/>
    </style:style>
    <style:style style:name="T84" style:family="text">
      <style:text-properties style:font-name="LiberationSans-Italic" fo:font-size="10pt" fo:font-style="italic" style:font-size-asian="10pt" style:font-style-asian="italic"/>
    </style:style>
    <style:style style:name="T85" style:family="text">
      <style:text-properties style:font-name="Liberation Sans1" fo:font-size="9pt" officeooo:rsid="0016b160" style:font-size-asian="9pt"/>
    </style:style>
    <style:style style:name="T86" style:family="text">
      <style:text-properties style:font-name="Liberation Sans1" fo:font-size="9pt" officeooo:rsid="0016b160" style:font-size-asian="9pt" style:font-size-complex="10pt"/>
    </style:style>
    <style:style style:name="T87" style:family="text">
      <style:text-properties style:font-name="Liberation Sans1" fo:font-size="10pt" officeooo:rsid="0016b160" style:font-size-asian="8.75pt" style:font-size-complex="10pt"/>
    </style:style>
    <style:style style:name="T88" style:family="text">
      <style:text-properties style:font-name="Liberation Sans1" fo:font-size="10pt" officeooo:rsid="00188fcc" style:font-size-asian="8.75pt" style:font-size-complex="10pt"/>
    </style:style>
    <style:style style:name="T89" style:family="text">
      <style:text-properties style:font-name="Liberation Sans1" fo:font-size="10pt" officeooo:rsid="001a3ac8" style:font-size-asian="8.75pt" style:font-size-complex="10pt"/>
    </style:style>
    <style:style style:name="T90" style:family="text">
      <style:text-properties style:font-name="Liberation Sans1" fo:font-size="10pt" officeooo:rsid="0016b160" style:font-size-asian="10pt" style:font-size-complex="10pt"/>
    </style:style>
    <style:style style:name="T91" style:family="text">
      <style:text-properties style:font-name="Liberation Sans1" fo:font-size="10pt" fo:font-weight="normal" officeooo:rsid="001a3ac8" style:font-size-asian="10pt" style:font-weight-asian="normal" style:font-size-complex="10pt" style:font-weight-complex="normal"/>
    </style:style>
    <style:style style:name="T92" style:family="text">
      <style:text-properties style:font-name="Liberation Sans1" fo:font-size="10pt" fo:font-weight="normal" officeooo:rsid="0026681b" style:font-size-asian="8.75pt" style:font-weight-asian="normal" style:font-size-complex="10pt" style:font-weight-complex="normal"/>
    </style:style>
    <style:style style:name="T93" style:family="text">
      <style:text-properties style:font-name="Liberation Sans1" fo:font-size="10pt" fo:font-weight="normal" officeooo:rsid="00271773" style:font-size-asian="8.75pt" style:font-weight-asian="normal" style:font-size-complex="10pt" style:font-weight-complex="normal"/>
    </style:style>
    <style:style style:name="T94" style:family="text">
      <style:text-properties style:font-name="Liberation Sans1" style:font-size-complex="10pt"/>
    </style:style>
    <style:style style:name="T95" style:family="text">
      <style:text-properties officeooo:rsid="001a3ac8"/>
    </style:style>
    <style:style style:name="T96" style:family="text">
      <style:text-properties officeooo:rsid="00268cd2"/>
    </style:style>
    <style:style style:name="T97" style:family="text">
      <style:text-properties officeooo:rsid="0025520f"/>
    </style:style>
    <style:style style:name="T98" style:family="text">
      <style:text-properties officeooo:rsid="001b7d4a"/>
    </style:style>
    <style:style style:name="T99" style:family="text">
      <style:text-properties officeooo:rsid="0029c95e"/>
    </style:style>
    <style:style style:name="T100" style:family="text">
      <style:text-properties officeooo:rsid="001f9092"/>
    </style:style>
    <style:style style:name="T101" style:family="text">
      <style:text-properties officeooo:rsid="001fffd8"/>
    </style:style>
    <style:style style:name="T102" style:family="text">
      <style:text-properties officeooo:rsid="00163e2c"/>
    </style:style>
    <style:style style:name="T103" style:family="text">
      <style:text-properties officeooo:rsid="0021c870"/>
    </style:style>
    <style:style style:name="T104" style:family="text">
      <style:text-properties officeooo:rsid="0022b54c"/>
    </style:style>
    <style:style style:name="T105" style:family="text">
      <style:text-properties officeooo:rsid="00240fff"/>
    </style:style>
    <style:style style:name="T106" style:family="text">
      <style:text-properties officeooo:rsid="00251cab"/>
    </style:style>
    <style:style style:name="T107" style:family="text">
      <style:text-properties officeooo:rsid="0027e69f"/>
    </style:style>
    <style:style style:name="T108" style:family="text">
      <style:text-properties officeooo:rsid="002880d3"/>
    </style:style>
    <style:style style:name="T109" style:family="text">
      <style:text-properties fo:color="#000000" style:font-name="LiberationMono" fo:font-size="9pt" fo:font-weight="normal" officeooo:rsid="0026681b" style:font-size-asian="9pt" style:font-weight-asian="normal" style:font-weight-complex="normal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INF112 - Dossier de validation prévisionnel</text:p>
      <text:p text:style-name="P74"/>
      <text:p text:style-name="Heading_20_2"><text:span text:style-name="T10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71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72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7">Fonctionnalités à tester</text:span> :</text:p>
            <text:p text:style-name="P7"/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7">Critère (s) de validation</text:span><text:span text:style-name="T7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8">Tests OK</text:span><text:span text:style-name="T9">2</text:span></text:p></table:table-cell><table:table-cell table:style-name="Tableau2.A1" office:value-type="string"><text:p text:style-name="P18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8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73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7">Résultat</text:span><text:span text:style-name="T7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7">Gravité de l’anomalie </text:span><text:span text:style-name="T7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73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7">Résultat</text:span><text:span text:style-name="T7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7">Gravité de l’anomalie </text:span><text:span text:style-name="T7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75">Fiche de test N° <text:span text:style-name="T98">1</text:span></text:p>
      <text:p text:style-name="Title"/>
      <text:p text:style-name="P11">Objectif du test: <text:span text:style-name="T14">éprouver la méthode add</text:span><text:span text:style-name="T15">ItemFilm</text:span><text:span text:style-name="T14"> sur les cas d’</text:span><text:span text:style-name="T16">anomalie. </text:span></text:p>
      <text:p text:style-name="P22"/>
      <text:p text:style-name="P31"><text:span text:style-name="T29">V</text:span><text:span text:style-name="T23">érification de la levée de l’exception </text:span><text:span text:style-name="T54">BadEntryException </text:span><text:span text:style-name="T59">l</text:span><text:span text:style-name="T23">ors de l’utilisation de </text:span><text:span text:style-name="T54">add</text:span><text:span text:style-name="T60">ItemFilm</text:span><text:span text:style-name="T54"> </text:span><text:span text:style-name="T23">« avec des paramètres d’entrées incorrects ».</text:span></text:p>
      <text:p text:style-name="P44"/>
      <text:list xml:id="list3388555597" text:style-name="L1">
        <text:list-item>
          <text:p text:style-name="P89"><text:span text:style-name="T30">si le pseudo </text:span><text:span text:style-name="T31">n’est pas instancié ou contient moins d’un caractère autre que des espaces.</text:span></text:p>
        </text:list-item>
        <text:list-item>
          <text:p text:style-name="P128">si le mot de pass<text:span text:style-name="T95">e</text:span> n’est pas instancié ou contient moins de 4 caractères. </text:p>
        </text:list-item>
        <text:list-item>
          <text:p text:style-name="P92"><text:span text:style-name="T23">si le titre n’est pas instancié ou contient moins d’un caractère </text:span><text:span text:style-name="T32">autre que des espaces</text:span><text:span text:style-name="T23">.</text:span></text:p>
        </text:list-item>
        <text:list-item>
          <text:p text:style-name="P131">si le type n’est pas instancié. </text:p>
        </text:list-item>
        <text:list-item>
          <text:p text:style-name="P131">si le scénariste n’est pas instancié. </text:p>
        </text:list-item>
        <text:list-item>
          <text:p text:style-name="P131">si la durée n’est pas distinctement positive. <text:s/></text:p>
        </text:list-item>
      </text:list>
      <text:p text:style-name="P47"><text:tab/></text:p>
      <text:p text:style-name="P11"/>
      <text:p text:style-name="P11">Description (scénario) :</text:p>
      <text:p text:style-name="P11"/>
      <text:list xml:id="list2484908785" text:style-name="L2">
        <text:list-item>
          <text:p text:style-name="P95">Instanciation d’un Social Network</text:p>
        </text:list-item>
        <text:list-item>
          <text:p text:style-name="P96"><text:span text:style-name="T33">I</text:span><text:span text:style-name="T23">nstanciation d’un </text:span><text:span text:style-name="T33">membre</text:span><text:span text:style-name="T23"> </text:span></text:p>
        </text:list-item>
        <text:list-item>
          <text:p text:style-name="P98">1.<text:span text:style-name="T96">1</text:span>.<text:tab/>Utilisation de <text:span text:style-name="T62">add</text:span><text:span text:style-name="T60">ItemFilm</text:span> avec <text:span text:style-name="T97">en paramètre un</text:span> <text:span text:style-name="T97">pseudo non instancié. </text:span></text:p>
        </text:list-item>
        <text:list-item>
          <text:p text:style-name="P101">1.2.<text:tab/>Utilisation de <text:span text:style-name="T62">add</text:span><text:span text:style-name="T60">ItemFilm</text:span> avec en paramètre un pseudo contenant que des espaces. </text:p>
        </text:list-item>
        <text:list-item>
          <text:p text:style-name="P101">1.<text:span text:style-name="T96">3</text:span>.<text:tab/>Utilisation de <text:span text:style-name="T62">add</text:span><text:span text:style-name="T60">ItemFilm</text:span> avec en paramètre un mot de passe non instancié. </text:p>
        </text:list-item>
        <text:list-item>
          <text:p text:style-name="P101">1.<text:span text:style-name="T96">4</text:span>.<text:tab/>Utilisation de <text:span text:style-name="T62">add</text:span><text:span text:style-name="T60">ItemFilm</text:span> avec en paramètre un mot de passe de moins de 4 caractères.</text:p>
        </text:list-item>
        <text:list-item>
          <text:p text:style-name="P101">1.<text:span text:style-name="T96">5</text:span>.<text:tab/>Utilisation de <text:span text:style-name="T62">add</text:span><text:span text:style-name="T60">ItemFilm</text:span> avec en paramètre un titre non instancié.</text:p>
        </text:list-item>
        <text:list-item>
          <text:p text:style-name="P104">1.6<text:tab/>Utilisation de <text:span text:style-name="T62">add</text:span><text:span text:style-name="T60">ItemFilm</text:span><text:span text:style-name="T102"> avec en paramètre un </text:span>titre<text:span text:style-name="T97"> contenant que des espaces.</text:span></text:p>
        </text:list-item>
        <text:list-item>
          <text:p text:style-name="P101">1.<text:span text:style-name="T103">7</text:span>.<text:tab/>Utilisation de <text:span text:style-name="T62">add</text:span><text:span text:style-name="T60">ItemFilm</text:span> avec en paramètre un type non instancié.</text:p>
        </text:list-item>
        <text:list-item>
          <text:p text:style-name="P101">1.<text:span text:style-name="T103">8</text:span>.<text:tab/>Utilisation de <text:span text:style-name="T62">add</text:span><text:span text:style-name="T60">ItemFilm</text:span> avec en paramètre un directeur non instancié. </text:p>
        </text:list-item>
        <text:list-item>
          <text:p text:style-name="P101">1.<text:span text:style-name="T103">9</text:span>.<text:tab/>Utilisation de <text:span text:style-name="T62">add</text:span><text:span text:style-name="T60">ItemFilm</text:span> avec en paramètre un scénariste non instancié. </text:p>
        </text:list-item>
        <text:list-item>
          <text:p text:style-name="P101">1.<text:span text:style-name="T103">10</text:span>.<text:tab/>Utilisation de <text:span text:style-name="T62">add</text:span><text:span text:style-name="T60">ItemFilm</text:span><text:span text:style-name="T62">add</text:span><text:span text:style-name="T60">ItemFilm</text:span> avec en paramètre une durée négative. </text:p>
        </text:list-item>
      </text:list>
      <text:p text:style-name="P11"/>
      <text:p text:style-name="P16">Résultats attendus : </text:p>
      <text:p text:style-name="P30"/>
      <text:p text:style-name="P16"><text:span text:style-name="T4">Dans les 10 cas d’utilisations de </text:span><text:span text:style-name="T68">addItemFilm</text:span><text:span text:style-name="T4">, l’exception </text:span><text:span text:style-name="T71">BadEntryException</text:span><text:span text:style-name="T4"> doit être levée. </text:span></text:p>
      <text:p text:style-name="P25"/>
      <text:p text:style-name="P28">De plus après levée de l’exception <text:span text:style-name="T62">BadEntryException</text:span> lors de l’utilisation de <text:span text:style-name="T56">addItemFilm</text:span>, le nombre de films doit rester identique au nombre de membres avant utilisation de <text:s/><text:span text:style-name="T56">addItemFilm</text:span>.</text:p>
      <text:p text:style-name="P8"/>
      <text:p text:style-name="P8"/>
      <text:p text:style-name="P8">Résultats observés : <text:span text:style-name="T5">L’exception <text:s/></text:span><text:span text:style-name="T71">BadEntryException </text:span><text:span text:style-name="T92">est correctement levée dans les cas attendus. </text:span><text:span text:style-name="T93">Auxquels cas a</text:span><text:span text:style-name="T92">ucun film n’est ajouté.</text:span></text:p>
      <text:p text:style-name="P8"/>
      <text:p text:style-name="P19"/>
      <text:p text:style-name="P19"/>
      <text:p text:style-name="P76">Conclusion : <text:span text:style-name="T5">La méthode </text:span><text:span text:style-name="T71">add</text:span><text:span text:style-name="T72">ItemFilm</text:span><text:span text:style-name="T3"> </text:span><text:span text:style-name="T5">fonctionne correctement </text:span><text:span text:style-name="T20">sur les cas d’</text:span><text:span text:style-name="T21">anomalie.</text:span><text:span text:style-name="T5"> Le test est concluant.</text:span></text:p>
      <text:p text:style-name="P82">Fiche de test N° <text:span text:style-name="T11">2</text:span></text:p>
      <text:p text:style-name="Title"/>
      <text:p text:style-name="P41"><text:span text:style-name="T7">Objectif du test : </text:span><text:span text:style-name="T12">éprouver la méthode add</text:span><text:span text:style-name="T13">ItemFilm</text:span><text:span text:style-name="T12"> sur les cas de fonctionnement standard</text:span></text:p>
      <text:p text:style-name="P58"/>
      <text:list xml:id="list2321287808" text:style-name="L3">
        <text:list-item>
          <text:p text:style-name="P147"><text:span text:style-name="T43">But principal : vérification de l'ajout des films après utilisation de </text:span><text:span text:style-name="T68">addItemFilm </text:span><text:span text:style-name="T43">« avec des</text:span></text:p>
          <text:p text:style-name="P134">paramètres d’entrées corrects »</text:p>
        </text:list-item>
        <text:list-item>
          <text:p text:style-name="P135">But secondaire : </text:p>
          <text:list>
            <text:list-item>
              <text:p text:style-name="P152"><text:span text:style-name="T52">vérification de la levée de l’exception </text:span><text:span text:style-name="T77">ItemAlreadyExistsException </text:span><text:span text:style-name="T52">par</text:span></text:p>
            </text:list-item>
          </text:list>
          <text:p text:style-name="P155"><text:span text:style-name="T22">la méthode </text:span><text:span text:style-name="T53">addItemFilm </text:span><text:span text:style-name="T22">pour tous les cas prévus dans l’API.</text:span></text:p>
          <text:list text:continue-numbering="true">
            <text:list-item>
              <text:p text:style-name="P107"><text:span text:style-name="T26">vérification </text:span><text:span text:style-name="T27">de la levée d’exception </text:span><text:span text:style-name="T57">NotMemberException </text:span><text:span text:style-name="T90">par la méthode</text:span><text:span text:style-name="T85"> </text:span><text:span text:style-name="T54">addItemFilm </text:span><text:span text:style-name="T90">pour tous les cas prévus dans</text:span><text:span text:style-name="T57"> l’API.</text:span></text:p>
            </text:list-item>
          </text:list>
        </text:list-item>
      </text:list>
      <text:p text:style-name="P48"/>
      <text:p text:style-name="P49">Pour rappel :</text:p>
      <text:p text:style-name="P49"/>
      <text:p text:style-name="P42"><text:span text:style-name="T46">L</text:span><text:span text:style-name="T43">e cas de levée de l’exception </text:span><text:span text:style-name="T68">ItemAlreadyExistsException </text:span><text:span text:style-name="T43">par la méthode</text:span><text:span text:style-name="T68">addItemFilm </text:span><text:span text:style-name="T43">prévu dans l’API est :</text:span></text:p>
      <text:list xml:id="list160344247017864" text:continue-numbering="true" text:style-name="L3">
        <text:list-item>
          <text:p text:style-name="P147"><text:span text:style-name="T42">si un </text:span><text:span text:style-name="T44">film</text:span><text:span text:style-name="T42"> de même </text:span><text:span text:style-name="T91">titre </text:span><text:span text:style-name="T42">est déjà présent dans le </text:span><text:span text:style-name="T67">SocialNetwork </text:span><text:span text:style-name="T42">(même </text:span><text:span text:style-name="T67">pseudo </text:span><text:span text:style-name="T42">:</text:span></text:p>
          <text:p text:style-name="P110"><text:span text:style-name="T23">indifférent à la casse et aux </text:span><text:span text:style-name="T84">leading </text:span><text:span text:style-name="T23">et </text:span><text:span text:style-name="T84">trailing blanks</text:span><text:span text:style-name="T23">)</text:span></text:p>
        </text:list-item>
      </text:list>
      <text:p text:style-name="P52"/>
      <text:p text:style-name="P42"><text:span text:style-name="T46">L</text:span><text:span text:style-name="T45">e cas de levée de l</text:span><text:span text:style-name="T42">’exception </text:span><text:span text:style-name="T69">NotMemberException</text:span><text:span text:style-name="T67"> </text:span><text:span text:style-name="T42">par la méthode </text:span><text:span text:style-name="T68">addItemFilm</text:span><text:span text:style-name="T54"> </text:span><text:span text:style-name="T23">prévu dans l’API est :</text:span></text:p>
      <text:list xml:id="list2464822493" text:style-name="L4">
        <text:list-item>
          <text:p text:style-name="P156"><text:span text:style-name="T23">si le login ne correspond à aucun déjà présent dans le <text:s/></text:span><text:span text:style-name="T54">SocialNetwork</text:span></text:p>
        </text:list-item>
        <text:list-item>
          <text:p text:style-name="P111"><text:span text:style-name="T87">si le </text:span><text:span text:style-name="T89">le mot de passe</text:span><text:span text:style-name="T87"> ne correspond pas au </text:span><text:span text:style-name="T89">mot de passe</text:span><text:span text:style-name="T88"> du login</text:span></text:p>
        </text:list-item>
      </text:list>
      <text:p text:style-name="P43"/>
      <text:p text:style-name="P8"/>
      <text:p text:style-name="P8">Description(scénario) :</text:p>
      <text:p text:style-name="P8"/>
      <text:list xml:id="list2214325828" text:style-name="L5">
        <text:list-item>
          <text:p text:style-name="P112"><text:span text:style-name="T23">Instanciation d’un </text:span><text:span text:style-name="T54">Social Network</text:span></text:p>
        </text:list-item>
        <text:list-item>
          <text:p text:style-name="P113"><text:span text:style-name="T33">I</text:span><text:span text:style-name="T23">nstanciation d’un </text:span><text:span text:style-name="T33">membre</text:span><text:span text:style-name="T23"> </text:span></text:p>
        </text:list-item>
        <text:list-item>
          <text:p text:style-name="P114"><text:span text:style-name="T23">2.1 <text:s text:c="2"/>Utilisation de </text:span><text:span text:style-name="T56">addItemFilm</text:span><text:span text:style-name="T54"> </text:span><text:span text:style-name="T23">pour l'ajout de plusieurs </text:span><text:span text:style-name="T24">films</text:span><text:span text:style-name="T23"> « avec paramètres</text:span></text:p>
          <text:p text:style-name="P138">d'entrées corrects »</text:p>
        </text:list-item>
        <text:list-item>
          <text:p text:style-name="P114"><text:span text:style-name="T23">2.2 <text:s text:c="2"/>Utilisation de </text:span><text:span text:style-name="T56">addItemFilm</text:span><text:span text:style-name="T54"> </text:span><text:span text:style-name="T23">avec en paramètre un </text:span><text:span text:style-name="T24">tit</text:span><text:span text:style-name="T28">r</text:span><text:span text:style-name="T24">e</text:span><text:span text:style-name="T55"> </text:span><text:span text:style-name="T23">identique au </text:span><text:span text:style-name="T24">tit</text:span><text:span text:style-name="T28">r</text:span><text:span text:style-name="T24">e</text:span><text:span text:style-name="T23"> du premier</text:span></text:p>
          <text:p text:style-name="P139">membre « correct » ajouté.</text:p>
        </text:list-item>
        <text:list-item>
          <text:p text:style-name="P118"><text:span text:style-name="T23">2.3 <text:s text:c="2"/>Utilisation de </text:span><text:span text:style-name="T56">addItemFilm</text:span><text:span text:style-name="T54"> </text:span><text:span text:style-name="T23">avec en paramètre un </text:span><text:span text:style-name="T24">tit</text:span><text:span text:style-name="T28">r</text:span><text:span text:style-name="T24">e</text:span><text:span text:style-name="T54"> </text:span><text:span text:style-name="T23">identique au </text:span><text:span text:style-name="T26">tit</text:span><text:span text:style-name="T28">r</text:span><text:span text:style-name="T26">e</text:span><text:span text:style-name="T23"> du dernier</text:span></text:p>
          <text:p text:style-name="P117"><text:span text:style-name="T24">film</text:span><text:span text:style-name="T23"> « correct » ajouté.</text:span></text:p>
        </text:list-item>
        <text:list-item>
          <text:p text:style-name="P118"><text:span text:style-name="T23">2.4 <text:s text:c="2"/>Utilisation de </text:span><text:span text:style-name="T56">addItemFilm</text:span><text:span text:style-name="T54"> </text:span><text:span text:style-name="T23">avec en paramètre le </text:span><text:span text:style-name="T24">tit</text:span><text:span text:style-name="T28">r</text:span><text:span text:style-name="T24">e</text:span><text:span text:style-name="T54"> </text:span><text:span text:style-name="T23">d’un </text:span><text:span text:style-name="T24">film</text:span><text:span text:style-name="T23"> existant (mais avec</text:span></text:p>
          <text:p text:style-name="P139">casse différente).</text:p>
        </text:list-item>
        <text:list-item>
          <text:p text:style-name="P118"><text:span text:style-name="T23">2.5 <text:s text:c="2"/>Utilisation de </text:span><text:span text:style-name="T56">addItemFilm</text:span><text:span text:style-name="T54"> </text:span><text:span text:style-name="T23">avec en paramètre le </text:span><text:span text:style-name="T24">tit</text:span><text:span text:style-name="T28">r</text:span><text:span text:style-name="T24">e</text:span><text:span text:style-name="T54"> </text:span><text:span text:style-name="T23">d’un </text:span><text:span text:style-name="T24">film</text:span><text:span text:style-name="T23"> existant (mais avec</text:span></text:p>
          <text:p text:style-name="P138">des leading/trailing blanks).</text:p>
        </text:list-item>
        <text:list-item>
          <text:p text:style-name="P119"><text:span text:style-name="T23">2.6 Utilisation de <text:s/></text:span><text:span text:style-name="T56">addItemFilm </text:span><text:span text:style-name="T25">avec en paramètre </text:span><text:span text:style-name="T23">un login inexistant</text:span></text:p>
        </text:list-item>
        <text:list-item>
          <text:p text:style-name="P119"><text:span text:style-name="T23">2.7 Utilisation de <text:s/></text:span><text:span text:style-name="T56">addItemFilm </text:span><text:span text:style-name="T25">avec en paramètre </text:span><text:span text:style-name="T23">un mot de passe qui ne correspond pas au mot de passe du login</text:span></text:p>
          <text:p text:style-name="P119"><text:span text:style-name="T23"/></text:p>
        </text:list-item>
      </text:list>
      <text:p text:style-name="P8"/>
      <text:p text:style-name="P16">Résultats attendus : </text:p>
      <text:p text:style-name="P57"/>
      <text:p text:style-name="P16"><text:span text:style-name="T42">L’ajout de </text:span><text:span text:style-name="T44">films</text:span><text:span text:style-name="T42"> « avec paramètres d’entrées corrects » ne doit pas lever d’exception, le nombre de </text:span><text:span text:style-name="T44">films</text:span><text:span text:style-name="T42"> après ces ajouts doit avoir augmenté en conséquence.</text:span></text:p>
      <text:p text:style-name="P21"><text:span text:style-name="T23">Dans les 4 utilisations suivantes de </text:span><text:span text:style-name="T56">addItemFilm</text:span><text:span text:style-name="T23">, l’exception </text:span><text:span text:style-name="T56">ItemAlreadyExistsException</text:span><text:span text:style-name="T54"> </text:span><text:span text:style-name="T23">doit être levée. </text:span><text:span text:style-name="T28">Dans les 2 suivantes, l’exception </text:span><text:span text:style-name="T57">NotMemberException</text:span><text:span text:style-name="T58"> </text:span><text:span text:style-name="T28">doit être levée.</text:span></text:p>
      <text:p text:style-name="P22"><text:span text:style-name="T23">De plus après levée de</text:span><text:span text:style-name="T28">s</text:span><text:span text:style-name="T23"> exception</text:span><text:span text:style-name="T28">s</text:span><text:span text:style-name="T23"> </text:span><text:span text:style-name="T56">ItemAlreadyExistsException</text:span><text:span text:style-name="T54"> </text:span><text:span text:style-name="T28">et </text:span><text:span text:style-name="T57">NotMemberException </text:span><text:span text:style-name="T28">lo</text:span><text:span text:style-name="T23">rs de l’utilisation de </text:span><text:span text:style-name="T56">addItemFilm</text:span><text:span text:style-name="T23">, le nombre de </text:span><text:span text:style-name="T28">film</text:span><text:span text:style-name="T23">s doit rester identique au nombre de </text:span><text:span text:style-name="T28">film</text:span><text:span text:style-name="T23">s avant utilisation de </text:span><text:span text:style-name="T56">addItemFilm</text:span><text:span text:style-name="T23">.</text:span></text:p>
      <text:p text:style-name="P16"><text:soft-page-break/>Résultats observés : </text:p>
      <text:p text:style-name="P16"/>
      <text:p text:style-name="P16"><text:span text:style-name="T6">Les films sont correctement ajoutés lors de l’exécution de </text:span><text:span text:style-name="T68">addItemFilm</text:span> <text:s/><text:span text:style-name="T42">« avec paramètres d’entrées corrects ». </text:span><text:span text:style-name="T6">Les exceptions sont correctement levées dans les cas attendus. Auxquels cas aucun film n’est ajouté.</text:span></text:p>
      <text:p text:style-name="P39"/>
      <text:p text:style-name="P76">Conclusion : <text:span text:style-name="T5">La méthode </text:span><text:span text:style-name="T71">add</text:span><text:span text:style-name="T72">ItemFilm</text:span><text:span text:style-name="T3"> </text:span><text:span text:style-name="T5">fonctionne correctement </text:span><text:span text:style-name="T20">sur les cas de fonctionnement standard</text:span><text:span text:style-name="T5">. Le test est concluant.</text:span></text:p>
      <text:p text:style-name="P83">Fiche de test N° <text:span text:style-name="T100">7</text:span></text:p>
      <text:p text:style-name="Title"/>
      <text:p text:style-name="P12">Objectif du test : <text:span text:style-name="T14">éprouver la méthode </text:span><text:span text:style-name="T17">review</text:span><text:span text:style-name="T15">ItemFilm</text:span><text:span text:style-name="T14"> sur les cas d’</text:span><text:span text:style-name="T16">anomalie.</text:span></text:p>
      <text:p text:style-name="P61"/>
      <text:p text:style-name="P32"><text:span text:style-name="T29">V</text:span><text:span text:style-name="T23">érification de la levée de l’exception </text:span><text:span text:style-name="T54">BadEntryException </text:span><text:span text:style-name="T59">l</text:span><text:span text:style-name="T23">ors de l’utilisation de </text:span><text:span text:style-name="T61">reviewItemFilm</text:span><text:span text:style-name="T54"> </text:span><text:span text:style-name="T23">« avec des paramètres d’entrées incorrects ».</text:span></text:p>
      <text:p text:style-name="P45"/>
      <text:list xml:id="list160343219745260" text:continue-list="list3388555597" text:style-name="L1">
        <text:list-item>
          <text:p text:style-name="P90"><text:span text:style-name="T30">si le pseudo </text:span><text:span text:style-name="T31">n’est pas instancié ou contient moins d’un caractère autre que des espaces.</text:span></text:p>
        </text:list-item>
        <text:list-item>
          <text:p text:style-name="P129">si le mot de pass<text:span text:style-name="T95">e</text:span> n’est pas instancié ou contient moins de 4 caractères. </text:p>
        </text:list-item>
        <text:list-item>
          <text:p text:style-name="P93"><text:span text:style-name="T23">si le titre n’est pas instancié ou contient moins d’un caractère </text:span><text:span text:style-name="T32">autre que des espaces</text:span><text:span text:style-name="T23">.</text:span></text:p>
        </text:list-item>
        <text:list-item>
          <text:p text:style-name="P132">si l<text:span text:style-name="T100">a note</text:span> <text:span text:style-name="T101">instanciée n’est pas entre 0,0 et 5, inclus</text:span>. </text:p>
        </text:list-item>
        <text:list-item>
          <text:p text:style-name="P132">si le <text:span text:style-name="T101">commentaire</text:span> n’est pas instanci<text:span text:style-name="T101">é.</text:span><text:span text:style-name="T19"> </text:span></text:p>
        </text:list-item>
      </text:list>
      <text:p text:style-name="P63"/>
      <text:p text:style-name="P65"/>
      <text:p text:style-name="P55"/>
      <text:p text:style-name="P8">Description(scénario) :</text:p>
      <text:p text:style-name="P13"/>
      <text:list xml:id="list160342317919866" text:continue-list="list2484908785" text:style-name="L2">
        <text:list-item>
          <text:p text:style-name="P96">Instanciation d’un Social Network</text:p>
        </text:list-item>
        <text:list-item>
          <text:p text:style-name="P96"><text:span text:style-name="T33">I</text:span><text:span text:style-name="T23">nstanciation d’un </text:span><text:span text:style-name="T33">membre</text:span></text:p>
        </text:list-item>
        <text:list-item>
          <text:p text:style-name="P120"><text:span text:style-name="T33">I</text:span><text:span text:style-name="T23">nstanciation d’un film</text:span></text:p>
        </text:list-item>
        <text:list-item>
          <text:p text:style-name="P99"><text:span text:style-name="T101">7</text:span>.<text:span text:style-name="T96">1</text:span>. <text:s/>Utilisation de <text:span text:style-name="T61">reviewItemFilm</text:span> avec <text:span text:style-name="T97">en paramètre un</text:span> <text:span text:style-name="T97">pseudo non instancié. </text:span></text:p>
        </text:list-item>
        <text:list-item>
          <text:p text:style-name="P102"><text:span text:style-name="T101">7</text:span>.2. <text:s/>Utilisation de <text:span text:style-name="T61">reviewItemFilm</text:span> avec en paramètre un pseudo contenant que des espaces. </text:p>
        </text:list-item>
        <text:list-item>
          <text:p text:style-name="P102"><text:span text:style-name="T101">7</text:span>.<text:span text:style-name="T96">3</text:span>. <text:s/>Utilisation de <text:span text:style-name="T61">reviewItemFilm</text:span> avec en paramètre un mot de passe non instancié. </text:p>
        </text:list-item>
        <text:list-item>
          <text:p text:style-name="P102"><text:span text:style-name="T101">7</text:span>.<text:span text:style-name="T96">4</text:span>. <text:s/>Utilisation de <text:span text:style-name="T61">reviewItemFilm</text:span> avec en paramètre un mot de passe de moins de 4 caractères.</text:p>
        </text:list-item>
        <text:list-item>
          <text:p text:style-name="P102"><text:span text:style-name="T101">7</text:span>.<text:span text:style-name="T96">5</text:span>. <text:s/>Utilisation de <text:span text:style-name="T61">reviewItemFilm</text:span> avec en paramètre un titre non instancié. </text:p>
        </text:list-item>
        <text:list-item>
          <text:p text:style-name="P105">7.6 <text:s/><text:span text:style-name="T97">Utilisation de </text:span><text:span text:style-name="T61">reviewItemFilm</text:span><text:span text:style-name="T97"> avec en paramètre un </text:span>titre<text:span text:style-name="T97"> contenant que des espaces.</text:span></text:p>
        </text:list-item>
        <text:list-item>
          <text:p text:style-name="P102"><text:span text:style-name="T101">7</text:span>.<text:span text:style-name="T103">7</text:span>. <text:s/>Utilisation de <text:span text:style-name="T61">reviewItemFilm</text:span> avec en paramètre un<text:span text:style-name="T103">e note négative</text:span>.</text:p>
        </text:list-item>
        <text:list-item>
          <text:p text:style-name="P102"><text:span text:style-name="T101">7</text:span>.<text:span text:style-name="T103">8</text:span>. <text:s/>Utilisation de <text:span text:style-name="T61">reviewItemFilm</text:span> avec en paramètre un<text:span text:style-name="T103">e note supérieure à 5</text:span>. </text:p>
        </text:list-item>
        <text:list-item>
          <text:p text:style-name="P102"><text:span text:style-name="T101">7</text:span>.<text:span text:style-name="T104">9</text:span>. <text:s/>Utilisation de <text:span text:style-name="T61">reviewItemFilm</text:span> avec en paramètre un <text:span text:style-name="T103">commentaire</text:span> non instancié. </text:p>
          <text:p text:style-name="P102"/>
          <text:p text:style-name="P159"><text:s/></text:p>
        </text:list-item>
      </text:list>
      <text:p text:style-name="P8">Résultats attendus :</text:p>
      <text:p text:style-name="P26">Dans les 9 cas d’utilisations de <text:span text:style-name="T61">reviewItemFilm</text:span>, l’exception <text:span text:style-name="T62">BadEntryException</text:span> doit être levée. </text:p>
      <text:p text:style-name="P28"/>
      <text:p text:style-name="P38"><text:span text:style-name="T99">De plus après levée de l’exception </text:span><text:span text:style-name="T62">BadEntryException</text:span><text:span text:style-name="T99"> lors de l’utilisation de </text:span><text:span text:style-name="T61">reviewItemFilm</text:span><text:span text:style-name="T99">, le nombre de films doit rester identique au nombre de films avant utilisation de <text:s/></text:span><text:span text:style-name="T61">reviewItemFilm</text:span></text:p>
      <text:p text:style-name="P8"/>
      <text:p text:style-name="P16">Résultats observés :<text:span text:style-name="T6"> </text:span><text:span text:style-name="T5">L’exception </text:span><text:span text:style-name="T71">BadEntryException </text:span><text:span text:style-name="T92">est correctement levée dans les cas attendus. </text:span><text:span text:style-name="T93">Auxquels cas a</text:span><text:span text:style-name="T92">ucun</text:span><text:span text:style-name="T93">e évaluation</text:span><text:span text:style-name="T92"> n’est ajouté</text:span><text:span text:style-name="T93">e</text:span><text:span text:style-name="T92">.</text:span></text:p>
      <text:p text:style-name="P19"/>
      <text:p text:style-name="P19"/>
      <text:p text:style-name="P76">Conclusion : <text:span text:style-name="T5">La méthode </text:span><text:span text:style-name="T70">reviewItemFilm</text:span><text:span text:style-name="T3"> </text:span><text:span text:style-name="T5">fonctionne correctement </text:span><text:span text:style-name="T20">sur les cas d’</text:span><text:span text:style-name="T21">anomalie.</text:span><text:span text:style-name="T5"> Le test est concluant.</text:span></text:p>
      <text:p text:style-name="P84">Fiche de test N° <text:span text:style-name="T105">8</text:span></text:p>
      <text:p text:style-name="Title"/>
      <text:p text:style-name="P14">Objectif du test : <text:span text:style-name="T14">éprouver la méthode </text:span><text:span text:style-name="T17">review</text:span><text:span text:style-name="T15">ItemFilm</text:span><text:span text:style-name="T14"> sur les cas de fonctionnement standard</text:span></text:p>
      <text:p text:style-name="P59"/>
      <text:list xml:id="list160344115824336" text:continue-list="list160344247017864" text:style-name="L3">
        <text:list-item>
          <text:p text:style-name="P148"><text:span text:style-name="T43">But principal : vérification de l'ajout des </text:span><text:span text:style-name="T47">review</text:span><text:span text:style-name="T43">s après utilisation de </text:span><text:span text:style-name="T70">reviewItemFilm</text:span><text:span text:style-name="T68"> </text:span><text:span text:style-name="T43">« avec des paramètres d’entrées corrects »</text:span></text:p>
        </text:list-item>
        <text:list-item>
          <text:p text:style-name="P136">But secondaire : </text:p>
          <text:list>
            <text:list-item>
              <text:p text:style-name="P140">vérification de la valeur retournée par <text:span text:style-name="T61">reviewItemFilm</text:span></text:p>
            </text:list-item>
            <text:list-item>
              <text:p text:style-name="P153"><text:span text:style-name="T52">vérification de la levée de l’exception </text:span><text:span text:style-name="T78">NotItemE</text:span><text:span text:style-name="T77">xception </text:span><text:span text:style-name="T52">par la méthode </text:span><text:span text:style-name="T70">reviewItemFilm</text:span><text:span text:style-name="T77"> </text:span><text:span text:style-name="T52">pour tous les cas prévus dans </text:span><text:span text:style-name="T69">l’API.</text:span></text:p>
            </text:list-item>
            <text:list-item>
              <text:p text:style-name="P108"><text:span text:style-name="T26">vérification </text:span><text:span text:style-name="T27">de la levée d’exception </text:span><text:span text:style-name="T57">NotMemberException </text:span><text:span text:style-name="T90">par la méthode</text:span><text:span text:style-name="T86"> </text:span><text:span text:style-name="T61">reviewItemFilm</text:span><text:span text:style-name="T54"> </text:span><text:span text:style-name="T90">pour tous les cas prévus dans</text:span><text:span text:style-name="T57"> l’API.</text:span></text:p>
            </text:list-item>
          </text:list>
        </text:list-item>
      </text:list>
      <text:p text:style-name="P50"/>
      <text:p text:style-name="P50">Pour rappel :</text:p>
      <text:p text:style-name="P50"/>
      <text:p text:style-name="P67"><text:span text:style-name="T46">L</text:span><text:span text:style-name="T43">e cas de levée de l’exception </text:span><text:span text:style-name="T79">NotItemE</text:span><text:span text:style-name="T80">xception</text:span><text:span text:style-name="T74"> </text:span><text:span text:style-name="T43">par la méthode </text:span><text:span text:style-name="T70">reviewItemFilm</text:span><text:span text:style-name="T68"> </text:span><text:span text:style-name="T43">prévu dans l’API est :</text:span></text:p>
      <text:list xml:id="list160343981131625" text:continue-numbering="true" text:style-name="L3">
        <text:list-item>
          <text:p text:style-name="P149"><text:span text:style-name="T42">si </text:span><text:span text:style-name="T48">aucun film </text:span><text:span text:style-name="T42">présent dans le </text:span><text:span text:style-name="T67">SocialNetwork </text:span><text:span text:style-name="T42">n</text:span><text:span text:style-name="T48">e correspond au titre entré en paramètre</text:span></text:p>
        </text:list-item>
      </text:list>
      <text:p text:style-name="P53"/>
      <text:p text:style-name="P68"><text:span text:style-name="T46">L</text:span><text:span text:style-name="T45">e cas de levée de l</text:span><text:span text:style-name="T42">’exception </text:span><text:span text:style-name="T69">NotMemberException</text:span><text:span text:style-name="T67"> </text:span><text:span text:style-name="T42">par la méthode </text:span><text:span text:style-name="T70">reviewItemFilm</text:span><text:span text:style-name="T54"> </text:span><text:span text:style-name="T23">prévu dans l’API est :</text:span></text:p>
      <text:list xml:id="list2887100313" text:style-name="L6">
        <text:list-item>
          <text:p text:style-name="P157"><text:span text:style-name="T23">si le login ne correspond à aucun déjà présent dans le <text:s/></text:span><text:span text:style-name="T54">SocialNetwork</text:span></text:p>
        </text:list-item>
        <text:list-item>
          <text:p text:style-name="P122"><text:span text:style-name="T87">si le </text:span><text:span text:style-name="T89">le mot de passe</text:span><text:span text:style-name="T87"> ne correspond pas au </text:span><text:span text:style-name="T89">mot de passe</text:span><text:span text:style-name="T88"> du login</text:span></text:p>
        </text:list-item>
      </text:list>
      <text:p text:style-name="P8"/>
      <text:p text:style-name="P8"/>
      <text:p text:style-name="P8">Description(scénario)  :</text:p>
      <text:p text:style-name="P8"/>
      <text:p text:style-name="P15"/>
      <text:list xml:id="list160343696066077" text:continue-list="list2214325828" text:style-name="L5">
        <text:list-item>
          <text:p text:style-name="P115"><text:span text:style-name="T23">Instanciation d’un </text:span><text:span text:style-name="T54">Social Network</text:span></text:p>
        </text:list-item>
        <text:list-item>
          <text:p text:style-name="P115"><text:span text:style-name="T33">I</text:span><text:span text:style-name="T23">nstanciation d’un </text:span><text:span text:style-name="T33">membre</text:span></text:p>
        </text:list-item>
        <text:list-item>
          <text:p text:style-name="P123"><text:span text:style-name="T33">I</text:span><text:span text:style-name="T23">nstanciation d’un film</text:span></text:p>
        </text:list-item>
        <text:list-item>
          <text:p text:style-name="P115"><text:span text:style-name="T34">8</text:span><text:span text:style-name="T23">.1 <text:s text:c="2"/>Utilisation de </text:span><text:span text:style-name="T61">reviewItemFilm</text:span><text:span text:style-name="T54"> </text:span><text:span text:style-name="T23">pour l'ajout de plusieurs </text:span><text:span text:style-name="T34">reviews</text:span><text:span text:style-name="T23"> « avec paramètres</text:span></text:p>
          <text:p text:style-name="P142">d'entrées corrects »</text:p>
        </text:list-item>
        <text:list-item>
          <text:p text:style-name="P145">8.2 <text:s/>Utilisation de <text:s/><text:span text:style-name="T61">reviewItemFilm </text:span><text:span text:style-name="T94">avec en paramètre un titre inexistant</text:span></text:p>
        </text:list-item>
        <text:list-item>
          <text:p text:style-name="P142">8.<text:span text:style-name="T106">3</text:span> <text:s/>Utilisation de <text:s/><text:span text:style-name="T61">reviewItemFilm </text:span><text:span text:style-name="T54">avec en </text:span><text:span text:style-name="T11">paramètre un login inexistant</text:span></text:p>
        </text:list-item>
        <text:list-item>
          <text:p text:style-name="P116"><text:span text:style-name="T35">8.4 </text:span><text:span text:style-name="T28">Utilisation de <text:s/></text:span><text:span text:style-name="T61">reviewItemFilm</text:span><text:span text:style-name="T56"> </text:span><text:span text:style-name="T25">avec en paramètre un mot de passe qui ne correspond pas au mot de passe du login</text:span></text:p>
        </text:list-item>
      </text:list>
      <text:p text:style-name="P8"/>
      <text:p text:style-name="P8"/>
      <text:p text:style-name="P8"/>
      <text:p text:style-name="P8">Résultats attendus :</text:p>
      <text:p text:style-name="P34"><text:span text:style-name="T23">L’ajout d</text:span><text:span text:style-name="T36">’évaluations</text:span><text:span text:style-name="T23"> « avec paramètres d’entrées corrects » ne doit pas lever d’exception, le nombre</text:span></text:p>
      <text:p text:style-name="P23"><text:span text:style-name="T23">d’</text:span><text:span text:style-name="T36">évaluations après ces ajout</text:span><text:span text:style-name="T23">s doit avoir augmenté en conséquence </text:span><text:span text:style-name="T36">et la nouvelle moyenne du film doit être renvoyée.</text:span></text:p>
      <text:p text:style-name="P35"><text:span text:style-name="T28">L’</text:span><text:span text:style-name="T23">utilisation 8.2 doit lever l’exception <text:s/></text:span><text:span text:style-name="T82">NotItemE</text:span><text:span text:style-name="T83">xceptio</text:span><text:span text:style-name="T81">n.</text:span></text:p>
      <text:p text:style-name="P35"><text:span text:style-name="T37">Les deux dernières utilisations doivent lever l’exception <text:s/></text:span><text:span text:style-name="T63">NotMemberException.</text:span></text:p>
      <text:p text:style-name="P35"><text:span text:style-name="T38">De plus après levée de</text:span><text:span text:style-name="T39">s</text:span><text:span text:style-name="T38"> exception</text:span><text:span text:style-name="T39">s</text:span><text:span text:style-name="T38"> </text:span><text:span text:style-name="T82">NotItemE</text:span><text:span text:style-name="T83">xceptio</text:span><text:span text:style-name="T81">n</text:span><text:span text:style-name="T63"> </text:span><text:span text:style-name="T39">et </text:span><text:span text:style-name="T63">NotMemberException </text:span><text:span text:style-name="T39">lo</text:span><text:span text:style-name="T38">rs de l’utilisation de </text:span><text:span text:style-name="T64">reviewItemFilm</text:span><text:span text:style-name="T38">, le nombre d’</text:span><text:span text:style-name="T37">évaluations</text:span><text:span text:style-name="T38"> doit rester identique au nombre d’</text:span><text:span text:style-name="T37">évaluations</text:span><text:span text:style-name="T38"> avant utilisation de </text:span><text:span text:style-name="T64">reviewItemFilm</text:span><text:span text:style-name="T38">.</text:span></text:p>
      <text:p text:style-name="P8"/>
      <text:p text:style-name="P70"><text:span text:style-name="T7">Résultats observés : </text:span><text:span text:style-name="T6">Les évaluations sont correctement ajoutées lors de l’exécution de </text:span><text:span text:style-name="T70">reviewItemFilm</text:span><text:span text:style-name="T7"> <text:s/></text:span><text:span text:style-name="T42">« avec paramètres d’entrées corrects » </text:span><text:span text:style-name="T49">et la nouvelle moyenne est correctement </text:span><text:soft-page-break/><text:span text:style-name="T49">retournée</text:span><text:span text:style-name="T42">. </text:span><text:span text:style-name="T6">Les exceptions sont correctement levées dans les cas attendus. Auxquels cas aucune évaluation n’est ajoutée.</text:span></text:p>
      <text:p text:style-name="P39"/>
      <text:p text:style-name="P77">Conclusion : <text:span text:style-name="T5">La méthode </text:span><text:span text:style-name="T75">reviewItemFilm</text:span><text:span text:style-name="T3"> </text:span><text:span text:style-name="T5">fonctionne correctement </text:span><text:span text:style-name="T20">sur les cas de fonctionnement standard</text:span><text:span text:style-name="T5">. Le test est concluant.</text:span></text:p>
      <text:p text:style-name="P85">Fiche de test N° <text:span text:style-name="T107">9</text:span> <text:s text:c="2"/></text:p>
      <text:p text:style-name="Title"/>
      <text:p text:style-name="P17">Objectif du test : <text:span text:style-name="T14">éprouver la méthode </text:span><text:span text:style-name="T17">review</text:span><text:span text:style-name="T15">Item</text:span><text:span text:style-name="T18">Book</text:span><text:span text:style-name="T14"> sur les cas d’</text:span><text:span text:style-name="T16">anomalie.</text:span></text:p>
      <text:p text:style-name="P62"/>
      <text:p text:style-name="P33"><text:span text:style-name="T29">V</text:span><text:span text:style-name="T23">érification de la levée de l’exception </text:span><text:span text:style-name="T54">BadEntryException </text:span><text:span text:style-name="T59">l</text:span><text:span text:style-name="T23">ors de l’utilisation de </text:span><text:span text:style-name="T61">reviewItem</text:span><text:span text:style-name="T66">Book</text:span><text:span text:style-name="T54"> </text:span><text:span text:style-name="T23">« avec des paramètres d’entrées incorrects ».</text:span></text:p>
      <text:p text:style-name="P46"/>
      <text:list xml:id="list160343572905413" text:continue-list="list160343219745260" text:style-name="L1">
        <text:list-item>
          <text:p text:style-name="P91"><text:span text:style-name="T30">si le pseudo </text:span><text:span text:style-name="T31">n’est pas instancié ou contient moins d’un caractère autre que des espaces.</text:span></text:p>
        </text:list-item>
        <text:list-item>
          <text:p text:style-name="P130">si le mot de pass<text:span text:style-name="T95">e</text:span> n’est pas instancié ou contient moins de 4 caractères. </text:p>
        </text:list-item>
        <text:list-item>
          <text:p text:style-name="P94"><text:span text:style-name="T23">si le titre n’est pas instancié ou contient moins d’un caractère </text:span><text:span text:style-name="T32">autre que des espaces</text:span><text:span text:style-name="T23">.</text:span></text:p>
        </text:list-item>
        <text:list-item>
          <text:p text:style-name="P133">si l<text:span text:style-name="T100">a note</text:span> <text:span text:style-name="T101">instanciée n’est pas entre 0,0 et 5, inclus</text:span>. </text:p>
        </text:list-item>
        <text:list-item>
          <text:p text:style-name="P133">si le <text:span text:style-name="T101">commentaire</text:span> n’est pas instanci<text:span text:style-name="T101">é.</text:span><text:span text:style-name="T19"> </text:span></text:p>
        </text:list-item>
      </text:list>
      <text:p text:style-name="P64"/>
      <text:p text:style-name="P66"/>
      <text:p text:style-name="P56"/>
      <text:p text:style-name="P17">Description(scénario) :</text:p>
      <text:p text:style-name="P17"/>
      <text:list xml:id="list4155961108" text:style-name="L7">
        <text:list-item>
          <text:p text:style-name="P97">Instanciation d’un Social Network</text:p>
        </text:list-item>
        <text:list-item>
          <text:p text:style-name="P97"><text:span text:style-name="T33">I</text:span><text:span text:style-name="T23">nstanciation d’un </text:span><text:span text:style-name="T33">membre</text:span></text:p>
        </text:list-item>
        <text:list-item>
          <text:p text:style-name="P121"><text:span text:style-name="T33">I</text:span><text:span text:style-name="T23">nstanciation d’un </text:span><text:span text:style-name="T40">livre</text:span></text:p>
        </text:list-item>
        <text:list-item>
          <text:p text:style-name="P100"><text:span text:style-name="T108">9</text:span>.<text:span text:style-name="T96">1</text:span>. <text:s/>Utilisation de <text:span text:style-name="T61">reviewItem</text:span><text:span text:style-name="T66">Book</text:span> avec <text:span text:style-name="T97">en paramètre un</text:span> <text:span text:style-name="T97">pseudo non instancié. </text:span></text:p>
        </text:list-item>
        <text:list-item>
          <text:p text:style-name="P103"><text:span text:style-name="T108">9</text:span>.2. <text:s/>Utilisation de <text:span text:style-name="T61">reviewItem</text:span><text:span text:style-name="T66">Book</text:span> avec en paramètre un pseudo contenant que des espaces. </text:p>
        </text:list-item>
        <text:list-item>
          <text:p text:style-name="P103"><text:span text:style-name="T108">9</text:span>.<text:span text:style-name="T96">3</text:span>. <text:s/>Utilisation de <text:span text:style-name="T61">reviewItem</text:span><text:span text:style-name="T66">Book</text:span> avec en paramètre un mot de passe non instancié. </text:p>
        </text:list-item>
        <text:list-item>
          <text:p text:style-name="P103"><text:span text:style-name="T108">9</text:span>.<text:span text:style-name="T96">4</text:span>. <text:s/>Utilisation de <text:span text:style-name="T61">reviewItem</text:span><text:span text:style-name="T66">Book</text:span> avec en paramètre un mot de passe de moins de 4 caractères.</text:p>
        </text:list-item>
        <text:list-item>
          <text:p text:style-name="P103"><text:span text:style-name="T108">9</text:span>.<text:span text:style-name="T96">5</text:span>. <text:s/>Utilisation de <text:span text:style-name="T61">reviewItem</text:span><text:span text:style-name="T66">Book</text:span> avec en paramètre un titre non instancié. </text:p>
        </text:list-item>
        <text:list-item>
          <text:p text:style-name="P106"><text:span text:style-name="T108">9</text:span>.6 <text:s/><text:span text:style-name="T97">Utilisation de </text:span><text:span text:style-name="T61">reviewItem</text:span><text:span text:style-name="T66">Book</text:span><text:span text:style-name="T97"> avec en paramètre un </text:span>titre<text:span text:style-name="T97"> contenant que des espaces.</text:span></text:p>
        </text:list-item>
        <text:list-item>
          <text:p text:style-name="P103"><text:span text:style-name="T108">9</text:span>.<text:span text:style-name="T103">7</text:span>. <text:s/>Utilisation de <text:span text:style-name="T61">reviewItem</text:span><text:span text:style-name="T66">Book</text:span> avec en paramètre un<text:span text:style-name="T103">e note négative</text:span>.</text:p>
        </text:list-item>
        <text:list-item>
          <text:p text:style-name="P103"><text:span text:style-name="T108">9</text:span>.<text:span text:style-name="T103">8</text:span>. <text:s/>Utilisation de <text:span text:style-name="T61">reviewItem</text:span><text:span text:style-name="T66">Book</text:span> avec en paramètre un<text:span text:style-name="T103">e note supérieure à 5</text:span>. </text:p>
        </text:list-item>
        <text:list-item>
          <text:p text:style-name="P103"><text:span text:style-name="T108">9</text:span>.<text:span text:style-name="T104">9</text:span>. <text:s/>Utilisation de <text:span text:style-name="T61">reviewItem</text:span><text:span text:style-name="T66">Book</text:span> avec en paramètre un <text:span text:style-name="T103">commentaire</text:span> non instancié. </text:p>
          <text:p text:style-name="P103"/>
          <text:p text:style-name="P160"><text:s/></text:p>
        </text:list-item>
      </text:list>
      <text:p text:style-name="P17">Résultats attendus :</text:p>
      <text:p text:style-name="P27">Dans les 9 cas d’utilisations de <text:span text:style-name="T61">reviewItem</text:span><text:span text:style-name="T66">Book</text:span>, l’exception <text:span text:style-name="T62">BadEntryException</text:span> doit être levée. </text:p>
      <text:p text:style-name="P29"/>
      <text:p text:style-name="P38"><text:span text:style-name="T99">De plus après levée de l’exception </text:span><text:span text:style-name="T62">BadEntryException</text:span><text:span text:style-name="T99"> lors de l’utilisation de </text:span><text:span text:style-name="T61">reviewItem</text:span><text:span text:style-name="T66">Book</text:span><text:span text:style-name="T99">, le nombre d’évaluations doit rester identique au nombre d’évaluations avant utilisation de </text:span><text:span text:style-name="T61">reviewItem</text:span><text:span text:style-name="T66">Book</text:span></text:p>
      <text:p text:style-name="P17"/>
      <text:p text:style-name="P17">Résultats observés :<text:span text:style-name="T6"> </text:span><text:span text:style-name="T5">L’exception </text:span><text:span text:style-name="T71">BadEntryException </text:span><text:span text:style-name="T92">est correctement levée dans les cas attendus. </text:span><text:span text:style-name="T93">Auxquels cas a</text:span><text:span text:style-name="T92">ucun</text:span><text:span text:style-name="T93">e évaluation</text:span><text:span text:style-name="T92"> n’est ajouté</text:span><text:span text:style-name="T93">e</text:span><text:span text:style-name="T92">.</text:span></text:p>
      <text:p text:style-name="P20"/>
      <text:p text:style-name="P20"/>
      <text:p text:style-name="P77">Conclusion : <text:span text:style-name="T5">La méthode </text:span><text:span text:style-name="T70">reviewItem</text:span><text:span text:style-name="T73">Book</text:span><text:span text:style-name="T3"> </text:span><text:span text:style-name="T5">fonctionne correctement </text:span><text:span text:style-name="T20">sur les cas d’</text:span><text:span text:style-name="T21">anomalie.</text:span><text:span text:style-name="T5"> Le test est concluant.</text:span></text:p>
      <text:p text:style-name="P86">Fiche de test N° <text:span text:style-name="T107">10</text:span> <text:s text:c="2"/></text:p>
      <text:p text:style-name="Subtitle"/>
      <text:p text:style-name="P17">Objectif du test : <text:span text:style-name="T14">éprouver la méthode </text:span><text:span text:style-name="T17">review</text:span><text:span text:style-name="T15">Item</text:span><text:span text:style-name="T18">Book</text:span><text:span text:style-name="T14"> sur les cas de fonctionnement standard</text:span></text:p>
      <text:p text:style-name="P60"/>
      <text:list xml:id="list160343924973886" text:continue-list="list160343981131625" text:style-name="L3">
        <text:list-item>
          <text:p text:style-name="P150"><text:span text:style-name="T43">But principal : vérification de l'ajout des </text:span><text:span text:style-name="T50">évaluations</text:span><text:span text:style-name="T43"> après utilisation de </text:span><text:span text:style-name="T70">reviewItem</text:span><text:span text:style-name="T73">Book</text:span><text:span text:style-name="T68"> </text:span><text:span text:style-name="T43">« avec des paramètres d’entrées corrects »</text:span></text:p>
        </text:list-item>
        <text:list-item>
          <text:p text:style-name="P137">But secondaire : </text:p>
          <text:list>
            <text:list-item>
              <text:p text:style-name="P141">vérification de la valeur retournée par <text:span text:style-name="T61"><text:s/>reviewItem</text:span><text:span text:style-name="T66">Book</text:span></text:p>
            </text:list-item>
            <text:list-item>
              <text:p text:style-name="P154"><text:span text:style-name="T52">vérification de la levée de l’exception </text:span><text:span text:style-name="T78">NotItemE</text:span><text:span text:style-name="T77">xception </text:span><text:span text:style-name="T52">par la méthode </text:span><text:span text:style-name="T70">reviewItem</text:span><text:span text:style-name="T73">Book</text:span><text:span text:style-name="T77"> </text:span><text:span text:style-name="T52">pour tous les cas prévus dans </text:span><text:span text:style-name="T69">l’API.</text:span></text:p>
            </text:list-item>
            <text:list-item>
              <text:p text:style-name="P109"><text:span text:style-name="T26">vérification </text:span><text:span text:style-name="T27">de la levée d’exception </text:span><text:span text:style-name="T57">NotMemberException </text:span><text:span text:style-name="T90">par la méthode</text:span><text:span text:style-name="T86"> </text:span><text:span text:style-name="T64">reviewItem</text:span><text:span text:style-name="T65">Book</text:span><text:span text:style-name="T54"> </text:span><text:span text:style-name="T90">pour tous les cas prévus dans</text:span><text:span text:style-name="T57"> l’API.</text:span></text:p>
            </text:list-item>
          </text:list>
        </text:list-item>
      </text:list>
      <text:p text:style-name="P51"/>
      <text:p text:style-name="P51">Pour rappel :</text:p>
      <text:p text:style-name="P51"/>
      <text:p text:style-name="P69"><text:span text:style-name="T46">L</text:span><text:span text:style-name="T43">e cas de levée de l’exception </text:span><text:span text:style-name="T79">NotItemE</text:span><text:span text:style-name="T80">xception</text:span><text:span text:style-name="T74"> </text:span><text:span text:style-name="T43">par la méthode </text:span><text:span text:style-name="T70">reviewItem</text:span><text:span text:style-name="T73">Book</text:span><text:span text:style-name="T68"> </text:span><text:span text:style-name="T43">prévu dans l’API est :</text:span></text:p>
      <text:list xml:id="list160342378401206" text:continue-numbering="true" text:style-name="L3">
        <text:list-item>
          <text:p text:style-name="P151"><text:span text:style-name="T42">si </text:span><text:span text:style-name="T48">aucun </text:span><text:span text:style-name="T51">livre </text:span><text:span text:style-name="T42">présent dans le </text:span><text:span text:style-name="T67">SocialNetwork </text:span><text:span text:style-name="T42">n</text:span><text:span text:style-name="T48">e correspond au titre entré en paramètre</text:span></text:p>
        </text:list-item>
      </text:list>
      <text:p text:style-name="P54"/>
      <text:p text:style-name="P69"><text:span text:style-name="T46">L</text:span><text:span text:style-name="T45">e cas de levée de l</text:span><text:span text:style-name="T42">’exception </text:span><text:span text:style-name="T69">NotMemberException</text:span><text:span text:style-name="T67"> </text:span><text:span text:style-name="T42">par la méthode </text:span><text:span text:style-name="T70">reviewItem</text:span><text:span text:style-name="T73">Book</text:span><text:span text:style-name="T54"> </text:span><text:span text:style-name="T23">prévu dans l’API est :</text:span></text:p>
      <text:list xml:id="list4135087721" text:style-name="L8">
        <text:list-item>
          <text:p text:style-name="P158"><text:span text:style-name="T23">si le login ne correspond à aucun déjà présent dans le <text:s/></text:span><text:span text:style-name="T54">SocialNetwork</text:span></text:p>
        </text:list-item>
        <text:list-item>
          <text:p text:style-name="P125"><text:span text:style-name="T87">si le </text:span><text:span text:style-name="T89">le mot de passe</text:span><text:span text:style-name="T87"> ne correspond pas au </text:span><text:span text:style-name="T89">mot de passe</text:span><text:span text:style-name="T88"> du login</text:span></text:p>
        </text:list-item>
      </text:list>
      <text:p text:style-name="P17"/>
      <text:p text:style-name="P17"/>
      <text:p text:style-name="P17">Description(scénario)  :</text:p>
      <text:p text:style-name="P17"/>
      <text:p text:style-name="P17"/>
      <text:list xml:id="list173355821" text:style-name="L9">
        <text:list-item>
          <text:p text:style-name="P126"><text:span text:style-name="T23">Instanciation d’un </text:span><text:span text:style-name="T54">Social Network</text:span></text:p>
        </text:list-item>
        <text:list-item>
          <text:p text:style-name="P126"><text:span text:style-name="T33">I</text:span><text:span text:style-name="T23">nstanciation d’un </text:span><text:span text:style-name="T33">membre</text:span></text:p>
        </text:list-item>
        <text:list-item>
          <text:p text:style-name="P124"><text:span text:style-name="T33">I</text:span><text:span text:style-name="T23">nstanciation d’un film</text:span></text:p>
        </text:list-item>
        <text:list-item>
          <text:p text:style-name="P127"><text:span text:style-name="T41">10</text:span><text:span text:style-name="T23">.1 <text:s text:c="2"/>Utilisation de </text:span><text:span text:style-name="T61">reviewItem</text:span><text:span text:style-name="T66">Book</text:span><text:span text:style-name="T54"> </text:span><text:span text:style-name="T23">pour l'ajout de plusieurs </text:span><text:span text:style-name="T34">reviews</text:span><text:span text:style-name="T23"> « avec paramètres</text:span></text:p>
          <text:p text:style-name="P143">d'entrées corrects »</text:p>
        </text:list-item>
        <text:list-item>
          <text:p text:style-name="P146"><text:span text:style-name="T108">10</text:span>.2 <text:s/>Utilisation de <text:s/><text:span text:style-name="T61">reviewItem</text:span><text:span text:style-name="T66">Book</text:span><text:span text:style-name="T61"> </text:span><text:span text:style-name="T94">avec en paramètre un titre inexistant</text:span></text:p>
        </text:list-item>
        <text:list-item>
          <text:p text:style-name="P144"><text:span text:style-name="T108">10</text:span>.<text:span text:style-name="T106">3</text:span> <text:s/>Utilisation de <text:s/><text:span text:style-name="T61">reviewItem</text:span><text:span text:style-name="T66">Book</text:span><text:span text:style-name="T61"> </text:span><text:span text:style-name="T54">avec en </text:span><text:span text:style-name="T11">paramètre un login inexistant</text:span></text:p>
        </text:list-item>
        <text:list-item>
          <text:p text:style-name="P127"><text:span text:style-name="T41">10</text:span><text:span text:style-name="T35">.4 </text:span><text:span text:style-name="T28">Utilisation de <text:s/></text:span><text:span text:style-name="T61">reviewItem</text:span><text:span text:style-name="T66">Book</text:span><text:span text:style-name="T56"> </text:span><text:span text:style-name="T25">avec en paramètre un mot de passe qui ne correspond pas au mot de passe du login</text:span></text:p>
        </text:list-item>
      </text:list>
      <text:p text:style-name="P17"/>
      <text:p text:style-name="P17"/>
      <text:p text:style-name="P17"/>
      <text:p text:style-name="P17">Résultats attendus :</text:p>
      <text:p text:style-name="P38"><text:span text:style-name="T23">L’ajout d</text:span><text:span text:style-name="T36">’évaluations</text:span><text:span text:style-name="T23"> « avec paramètres d’entrées corrects » ne doit pas lever d’exception, le nombre</text:span></text:p>
      <text:p text:style-name="P24"><text:span text:style-name="T23">d’</text:span><text:span text:style-name="T36">évaluations après ces ajout</text:span><text:span text:style-name="T23">s doit avoir augmenté en conséquence </text:span><text:span text:style-name="T36">et la nouvelle moyenne du film doit être renvoyée.</text:span></text:p>
      <text:p text:style-name="P36"><text:span text:style-name="T28">L’</text:span><text:span text:style-name="T23">utilisation </text:span><text:span text:style-name="T41">10</text:span><text:span text:style-name="T23">.2 doit lever l’exception <text:s/></text:span><text:span text:style-name="T82">NotItemE</text:span><text:span text:style-name="T83">xceptio</text:span><text:span text:style-name="T81">n.</text:span></text:p>
      <text:p text:style-name="P36"><text:span text:style-name="T37">Les deux dernières utilisations doivent lever l’exception <text:s/></text:span><text:span text:style-name="T63">NotMemberException.</text:span></text:p>
      <text:p text:style-name="P37"><text:span text:style-name="T38">De plus après levée de</text:span><text:span text:style-name="T39">s</text:span><text:span text:style-name="T38"> exception</text:span><text:span text:style-name="T39">s</text:span><text:span text:style-name="T38"> </text:span><text:span text:style-name="T82">NotItemE</text:span><text:span text:style-name="T83">xceptio</text:span><text:span text:style-name="T81">n</text:span><text:span text:style-name="T63"> </text:span><text:span text:style-name="T39">et </text:span><text:span text:style-name="T63">NotMemberException </text:span><text:span text:style-name="T39">lo</text:span><text:span text:style-name="T38">rs de l’utilisation de </text:span><text:span text:style-name="T64">reviewItem</text:span><text:span text:style-name="T65">Book</text:span><text:span text:style-name="T38">, le nombre d’</text:span><text:span text:style-name="T37">évaluations</text:span><text:span text:style-name="T38"> doit rester identique au nombre d’</text:span><text:span text:style-name="T37">évaluations</text:span><text:span text:style-name="T38"> avant utilisation de </text:span><text:span text:style-name="T64">reviewItem</text:span><text:span text:style-name="T65">Book</text:span><text:span text:style-name="T38">.</text:span></text:p>
      <text:p text:style-name="P17"/>
      <text:p text:style-name="P69"><text:span text:style-name="T7">Résultats observés : </text:span><text:span text:style-name="T6">Les évaluations sont correctement ajoutées lors de l’exécution de </text:span><text:span text:style-name="T70">reviewItem</text:span><text:span text:style-name="T73">Book</text:span><text:span text:style-name="T7"> <text:s/></text:span><text:span text:style-name="T42">« avec paramètres d’entrées corrects » </text:span><text:span text:style-name="T49">et la nouvelle moyenne est correctement </text:span><text:soft-page-break/><text:span text:style-name="T49">retournée</text:span><text:span text:style-name="T42">. </text:span><text:span text:style-name="T6">Les exceptions sont correctement levées dans les cas attendus. Auxquels cas aucune évaluation n’est ajoutée.</text:span></text:p>
      <text:p text:style-name="P40"/>
      <text:p text:style-name="P78">Conclusion : <text:span text:style-name="T5">La méthode </text:span><text:span text:style-name="T75">reviewItem</text:span><text:span text:style-name="T76">Book</text:span><text:span text:style-name="T3"> </text:span><text:span text:style-name="T5">fonctionne correctement </text:span><text:span text:style-name="T20">sur les cas de fonctionnement standard</text:span><text:span text:style-name="T5">. Le test est concluant.</text:span></text:p>
      <text:p text:style-name="P87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9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3</text:page-number>/<text:page-count>13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10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3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>Fiche de Remarques</dc:title>
    <meta:initial-creator>WISCHNEWSKI</meta:initial-creator>
    <meta:creation-date>2005-01-28T16:31:00</meta:creation-date>
    <dc:date>2020-06-07T16:03:41.504000000</dc:date>
    <meta:print-date>2004-03-31T15:12:00</meta:print-date>
    <dc:language>fr-FR</dc:language>
    <meta:editing-cycles>23</meta:editing-cycles>
    <meta:editing-duration>PT1H32M13S</meta:editing-duration>
    <meta:document-statistic meta:table-count="4" meta:image-count="0" meta:object-count="0" meta:page-count="13" meta:paragraph-count="241" meta:word-count="2457" meta:character-count="15738" meta:non-whitespace-character-count="13500"/>
    <meta:user-defined meta:name="Info 1"/>
    <meta:user-defined meta:name="Info 2"/>
    <meta:user-defined meta:name="Info 3"/>
    <meta:user-defined meta:name="Info 4"/>
  </office:meta>
</office:document-meta>
</file>